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0.8228in"/>
    </style:style>
    <style:style style:name="co6" style:family="table-column">
      <style:table-column-properties fo:break-before="auto" style:column-width="0.6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NoLines">
      <style:table-properties table:display="true" style:writing-mode="lr-tb"/>
    </style:style>
    <style:style style:name="ta2" style:family="table" style:master-page-name="PageStyle_5f_Final">
      <style:table-properties table:display="true" style:writing-mode="lr-tb"/>
    </style:style>
    <style:style style:name="ta3" style:family="table" style:master-page-name="PageStyle_5f_Ideal">
      <style:table-properties table:display="true" style:writing-mode="lr-tb"/>
    </style:style>
    <style:style style:name="ta4" style:family="table" style:master-page-name="PageStyle_5f_Total">
      <style:table-properties table:display="true" style:writing-mode="lr-tb"/>
    </style:style>
    <style:style style:name="ta5" style:family="table" style:master-page-name="PageStyle_5f_Decrease">
      <style:table-properties table:display="true" style:writing-mode="lr-tb"/>
    </style:style>
    <style:style style:name="ta6" style:family="table" style:master-page-name="PageStyle_5f_Holding">
      <style:table-properties table:display="true" style:writing-mode="lr-tb"/>
    </style:style>
    <style:style style:name="ta7" style:family="table" style:master-page-name="PageStyle_5f_Increase">
      <style:table-properties table:display="true" style:writing-mode="lr-tb"/>
    </style:style>
    <style:style style:name="ta8" style:family="table" style:master-page-name="PageStyle_5f_Transaction">
      <style:table-properties table:display="true" style:writing-mode="lr-tb"/>
    </style:style>
    <style:style style:name="ta9" style:family="table" style:master-page-name="PageStyle_5f_Batches">
      <style:table-properties table:display="true" style:writing-mode="lr-tb"/>
    </style:style>
    <style:style style:name="ta10" style:family="table" style:master-page-name="PageStyle_5f_Data">
      <style:table-properties table:display="true" style:writing-mode="lr-tb"/>
    </style:style>
    <style:style style:name="ta11" style:family="table" style:master-page-name="PageStyle_5f_Backup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no-wrap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margin-left="0in" fo:margin-right="0in" fo:margin-top="0in" fo:margin-bottom="0in" fo:line-height="100%" fo:text-align="start" fo:text-indent="0in">
        <style:tab-stops>
          <style:tab-stop style:position="0in"/>
        </style:tab-stops>
      </style:paragraph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in" fo:margin-bottom="0in"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Lines" table:style-name="ta1">
        <office:forms form:automatic-focus="false" form:apply-design-mode="false"/>
        <table:shapes>
          <draw:custom-shape draw:z-index="1" draw:name="TextBox 1" draw:style-name="gr1" draw:text-style-name="P2" svg:width="0.9988in" svg:height="0.9988in" svg:x="2.4232in" svg:y="0.6724in">
            <text:p text:style-name="P1"><text:span text:style-name="T1">The ideal batch size is not</text:span></text:p>
            <text:p text:style-name="P1"><text:span text:style-name="T1">"as small as possible," but is</text:span></text:p>
            <text:p text:style-name="P1"><text:span text:style-name="T1">likely smaller than you think.</text:span></text:p>
            <text:p text:style-name="P1"><text:span text:style-name="T1">In general, we are overly</text:span></text:p>
            <text:p text:style-name="P1"><text:span text:style-name="T1">sensitive to transaction costs</text:span><text:span text:style-name="T1"><text:line-break/></text:span><text:span text:style-name="T1">and ignore holding cost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" draw:text-style-name="P2" svg:width="0.9988in" svg:height="0.9988in" svg:x="4.5854in" svg:y="3.9421in">
            <text:p text:style-name="P1"><text:span text:style-name="T1">Decreasing batch size reduces holding costs linearly,</text:span><text:span text:style-name="T1"><text:line-break/></text:span><text:span text:style-name="T1">with steps and even cliffs at certain thresh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NoLines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</table:table>
      <table:table table:name="Final" table:style-name="ta2">
        <office:forms form:automatic-focus="false" form:apply-design-mode="false"/>
        <table:shapes>
          <draw:custom-shape draw:z-index="1" draw:name="TextBox 1" draw:style-name="gr1" draw:text-style-name="P2" svg:width="0.9988in" svg:height="0.9988in" svg:x="2.4232in" svg:y="0.6724in">
            <text:p text:style-name="P1"><text:span text:style-name="T1">The ideal batch size is not</text:span></text:p>
            <text:p text:style-name="P1"><text:span text:style-name="T1">"as small as possible," but is</text:span></text:p>
            <text:p text:style-name="P1"><text:span text:style-name="T1">likely smaller than you think.</text:span></text:p>
            <text:p text:style-name="P1"><text:span text:style-name="T1">In general, we are overly</text:span></text:p>
            <text:p text:style-name="P1"><text:span text:style-name="T1">sensitive to transaction costs</text:span><text:span text:style-name="T1"><text:line-break/></text:span><text:span text:style-name="T1">and ignore holding cost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" draw:text-style-name="P2" svg:width="0.9988in" svg:height="0.9988in" svg:x="4.5854in" svg:y="3.9421in">
            <text:p text:style-name="P1"><text:span text:style-name="T1">Decreasing batch size reduces holding costs linearly,</text:span><text:span text:style-name="T1"><text:line-break/></text:span><text:span text:style-name="T1">with steps and even cliffs at certain thresh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Final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</table:table>
      <table:table table:name="Ideal" table:style-name="ta3">
        <office:forms form:automatic-focus="false" form:apply-design-mode="false"/>
        <table:shapes>
          <draw:custom-shape draw:z-index="1" draw:name="TextBox 1" draw:style-name="gr1" draw:text-style-name="P2" svg:width="0.9988in" svg:height="0.9988in" svg:x="4.5854in" svg:y="3.9421in">
            <text:p text:style-name="P1"><text:span text:style-name="T1">Decreasing batch size reduces holding costs linearly,</text:span><text:span text:style-name="T1"><text:line-break/></text:span><text:span text:style-name="T1">with steps and even cliffs at certain thresh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Ideal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</table:table>
      <table:table table:name="Total" table:style-name="ta4">
        <office:forms form:automatic-focus="false" form:apply-design-mode="false"/>
        <table:shapes>
          <draw:custom-shape draw:z-index="1" draw:name="TextBox 1" draw:style-name="gr1" draw:text-style-name="P2" svg:width="0.9988in" svg:height="0.9988in" svg:x="4.5854in" svg:y="3.9421in">
            <text:p text:style-name="P1"><text:span text:style-name="T1">Decreasing batch size reduces holding costs linearly,</text:span><text:span text:style-name="T1"><text:line-break/></text:span><text:span text:style-name="T1">with steps and even cliffs at certain thresh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Total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3"/>
        </table:table-row>
      </table:table>
      <table:table table:name="Decrease" table:style-name="ta5">
        <office:forms form:automatic-focus="false" form:apply-design-mode="false"/>
        <table:shapes>
          <draw:custom-shape draw:z-index="1" draw:name="TextBox 1" draw:style-name="gr1" draw:text-style-name="P2" svg:width="0.9988in" svg:height="0.9988in" svg:x="4.5854in" svg:y="3.9421in">
            <text:p text:style-name="P1"><text:span text:style-name="T1">Decreasing batch size reduces holding costs linearly,</text:span><text:span text:style-name="T1"><text:line-break/></text:span><text:span text:style-name="T1">with steps and even cliffs at certain thresh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Decrease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3"/>
        </table:table-row>
      </table:table>
      <table:table table:name="Holding" table:style-name="ta6">
        <office:forms form:automatic-focus="false" form:apply-design-mode="false"/>
        <table:shapes>
          <draw:custom-shape draw:z-index="1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Holding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3"/>
        </table:table-row>
      </table:table>
      <table:table table:name="Increase" table:style-name="ta7">
        <office:forms form:automatic-focus="false" form:apply-design-mode="false"/>
        <table:shapes>
          <draw:custom-shape draw:z-index="1" draw:name="TextBox 1" draw:style-name="gr1" draw:text-style-name="P2" svg:width="0.9988in" svg:height="0.9984in" svg:x="4.4846in" svg:y="5.5177in">
            <text:p text:style-name="P1"><text:span text:style-name="T1">Increasing batch size reduces the sum of fixed transaction costs,</text:span></text:p>
            <text:p text:style-name="P1"><text:span text:style-name="T1">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Increase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</table:table>
      <table:table table:name="Transaction" table:style-name="ta8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table:end-cell-address="Transaction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3"/>
        </table:table-row>
      </table:table>
      <table:table table:name="Batches" table:style-name="ta9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table:end-cell-address="Batches.O39" table:end-x="0.2835in" table:end-y="0.1157in" draw:z-index="0" draw:name="Chart 1" draw:style-name="gr2" draw:text-style-name="P2" svg:width="9.4709in" svg:height="6.8713in" svg:x="0in" svg:y="0in">
              <draw:object draw:notify-on-update-of-ranges="Data.A2:Data.A81 Data.B1:Data.B1 Data.B2:Data.B81 Data.C1:Data.C1 Data.C2:Data.C81 Data.D1:Data.D1 Data.D2:Data.D81 Data.E1:Data.E1 Data.E2:Data.E81 Data.F1:Data.F1 Data.F2:Data.F81 Data.G1:Data.G1 Data.H2:Data.H17 Data.G2:Data.G1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3"/>
        </table:table-row>
      </table:table>
      <table:table table:name="Data" table:style-name="ta10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2">
          <table:table-cell office:value-type="string" calcext:value-type="string">
            <text:p>Batch Size</text:p>
          </table:table-cell>
          <table:table-cell office:value-type="string" calcext:value-type="string">
            <text:p>Close to Min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Holding Cost</text:p>
          </table:table-cell>
          <table:table-cell office:value-type="string" calcext:value-type="string">
            <text:p>Transaction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Doubling Batch Size</text:p>
          </table:table-cell>
          <table:table-cell office:value-type="string" calcext:value-type="string">
            <text:p>Y</text:p>
          </table:table-cell>
          <table:table-cell table:number-columns-repeated="5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1" table:formula="of:=IF([$Data.$F2]&lt;(1.1*MIN([$Data.$F$2:.$F$81]));MAX([$Data.$F$2:.$F$81]);0)-[$Data.$C2]" office:value-type="float" office:value="0" calcext:value-type="float">
            <text:p>0</text:p>
          </table:table-cell>
          <table:table-cell table:style-name="ce1" table:formula="of:=IF([$Data.$F2]&lt;(1.001*MIN([$Data.$F$2:.$F$81]));MAX([$Data.$F$2:.$F$81]);0)" office:value-type="float" office:value="0" calcext:value-type="float">
            <text:p>0</text:p>
          </table:table-cell>
          <table:table-cell table:formula="of:=[$Data.$A2]*(1+COM.MICROSOFT.FLOOR.MATH([$Data.$A2]/3)/10)" office:value-type="float" office:value="0.1" calcext:value-type="float">
            <text:p>0.1</text:p>
          </table:table-cell>
          <table:table-cell table:formula="of:=1/[$Data.$A2]" office:value-type="float" office:value="10" calcext:value-type="float">
            <text:p>10</text:p>
          </table:table-cell>
          <table:table-cell table:formula="of:=[$Data.$D2]+[$Data.$E2]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1" table:formula="of:=IF([$Data.$F3]&lt;(1.1*MIN([$Data.$F$2:.$F$81]));MAX([$Data.$F$2:.$F$81]);0)-[$Data.$C3]" office:value-type="float" office:value="0" calcext:value-type="float">
            <text:p>0</text:p>
          </table:table-cell>
          <table:table-cell table:style-name="ce1" table:formula="of:=IF([$Data.$F3]&lt;(1.001*MIN([$Data.$F$2:.$F$81]));MAX([$Data.$F$2:.$F$81]);0)" office:value-type="float" office:value="0" calcext:value-type="float">
            <text:p>0</text:p>
          </table:table-cell>
          <table:table-cell table:formula="of:=[$Data.$A3]*(1+COM.MICROSOFT.FLOOR.MATH([$Data.$A3]/3)/10)" office:value-type="float" office:value="0.2" calcext:value-type="float">
            <text:p>0.2</text:p>
          </table:table-cell>
          <table:table-cell table:formula="of:=1/[$Data.$A3]" office:value-type="float" office:value="5" calcext:value-type="float">
            <text:p>5</text:p>
          </table:table-cell>
          <table:table-cell table:formula="of:=[$Data.$D3]+[$Data.$E3]" office:value-type="float" office:value="5.2" calcext:value-type="float">
            <text:p>5.2</text:p>
          </table:table-cell>
          <table:table-cell office:value-type="float" office:value="0.119" calcext:value-type="float">
            <text:p>0.119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1" table:formula="of:=IF([$Data.$F4]&lt;(1.1*MIN([$Data.$F$2:.$F$81]));MAX([$Data.$F$2:.$F$81]);0)-[$Data.$C4]" office:value-type="float" office:value="0" calcext:value-type="float">
            <text:p>0</text:p>
          </table:table-cell>
          <table:table-cell table:style-name="ce1" table:formula="of:=IF([$Data.$F4]&lt;(1.001*MIN([$Data.$F$2:.$F$81]));MAX([$Data.$F$2:.$F$81]);0)" office:value-type="float" office:value="0" calcext:value-type="float">
            <text:p>0</text:p>
          </table:table-cell>
          <table:table-cell table:formula="of:=[$Data.$A4]*(1+COM.MICROSOFT.FLOOR.MATH([$Data.$A4]/3)/10)" office:value-type="float" office:value="0.3" calcext:value-type="float">
            <text:p>0.3</text:p>
          </table:table-cell>
          <table:table-cell table:formula="of:=1/[$Data.$A4]" office:value-type="float" office:value="3.33333333333333" calcext:value-type="float">
            <text:p>3.33333333333333</text:p>
          </table:table-cell>
          <table:table-cell table:formula="of:=[$Data.$D4]+[$Data.$E4]" office:value-type="float" office:value="3.63333333333333" calcext:value-type="float">
            <text:p>3.63333333333333</text:p>
          </table:table-cell>
          <table:table-cell table:formula="of:=[.G3]" office:value-type="float" office:value="0.119" calcext:value-type="float">
            <text:p>0.119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1" table:formula="of:=IF([$Data.$F5]&lt;(1.1*MIN([$Data.$F$2:.$F$81]));MAX([$Data.$F$2:.$F$81]);0)-[$Data.$C5]" office:value-type="float" office:value="0" calcext:value-type="float">
            <text:p>0</text:p>
          </table:table-cell>
          <table:table-cell table:style-name="ce1" table:formula="of:=IF([$Data.$F5]&lt;(1.001*MIN([$Data.$F$2:.$F$81]));MAX([$Data.$F$2:.$F$81]);0)" office:value-type="float" office:value="0" calcext:value-type="float">
            <text:p>0</text:p>
          </table:table-cell>
          <table:table-cell table:formula="of:=[$Data.$A5]*(1+COM.MICROSOFT.FLOOR.MATH([$Data.$A5]/3)/10)" office:value-type="float" office:value="0.4" calcext:value-type="float">
            <text:p>0.4</text:p>
          </table:table-cell>
          <table:table-cell table:formula="of:=1/[$Data.$A5]" office:value-type="float" office:value="2.5" calcext:value-type="float">
            <text:p>2.5</text:p>
          </table:table-cell>
          <table:table-cell table:formula="of:=[$Data.$D5]+[$Data.$E5]" office:value-type="float" office:value="2.9" calcext:value-type="float">
            <text:p>2.9</text:p>
          </table:table-cell>
          <table:table-cell table:formula="of:=[.G3]*2" office:value-type="float" office:value="0.238" calcext:value-type="float">
            <text:p>0.238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1" table:formula="of:=IF([$Data.$F6]&lt;(1.1*MIN([$Data.$F$2:.$F$81]));MAX([$Data.$F$2:.$F$81]);0)-[$Data.$C6]" office:value-type="float" office:value="0" calcext:value-type="float">
            <text:p>0</text:p>
          </table:table-cell>
          <table:table-cell table:style-name="ce1" table:formula="of:=IF([$Data.$F6]&lt;(1.001*MIN([$Data.$F$2:.$F$81]));MAX([$Data.$F$2:.$F$81]);0)" office:value-type="float" office:value="0" calcext:value-type="float">
            <text:p>0</text:p>
          </table:table-cell>
          <table:table-cell table:formula="of:=[$Data.$A6]*(1+COM.MICROSOFT.FLOOR.MATH([$Data.$A6]/3)/10)" office:value-type="float" office:value="0.5" calcext:value-type="float">
            <text:p>0.5</text:p>
          </table:table-cell>
          <table:table-cell table:formula="of:=1/[$Data.$A6]" office:value-type="float" office:value="2" calcext:value-type="float">
            <text:p>2</text:p>
          </table:table-cell>
          <table:table-cell table:formula="of:=[$Data.$D6]+[$Data.$E6]" office:value-type="float" office:value="2.5" calcext:value-type="float">
            <text:p>2.5</text:p>
          </table:table-cell>
          <table:table-cell table:formula="of:=[.G4]*2" office:value-type="float" office:value="0.238" calcext:value-type="float">
            <text:p>0.238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1" table:formula="of:=IF([$Data.$F7]&lt;(1.1*MIN([$Data.$F$2:.$F$81]));MAX([$Data.$F$2:.$F$81]);0)-[$Data.$C7]" office:value-type="float" office:value="0" calcext:value-type="float">
            <text:p>0</text:p>
          </table:table-cell>
          <table:table-cell table:style-name="ce1" table:formula="of:=IF([$Data.$F7]&lt;(1.001*MIN([$Data.$F$2:.$F$81]));MAX([$Data.$F$2:.$F$81]);0)" office:value-type="float" office:value="0" calcext:value-type="float">
            <text:p>0</text:p>
          </table:table-cell>
          <table:table-cell table:formula="of:=[$Data.$A7]*(1+COM.MICROSOFT.FLOOR.MATH([$Data.$A7]/3)/10)" office:value-type="float" office:value="0.6" calcext:value-type="float">
            <text:p>0.6</text:p>
          </table:table-cell>
          <table:table-cell table:formula="of:=1/[$Data.$A7]" office:value-type="float" office:value="1.66666666666667" calcext:value-type="float">
            <text:p>1.66666666666667</text:p>
          </table:table-cell>
          <table:table-cell table:formula="of:=[$Data.$D7]+[$Data.$E7]" office:value-type="float" office:value="2.26666666666667" calcext:value-type="float">
            <text:p>2.26666666666667</text:p>
          </table:table-cell>
          <table:table-cell table:formula="of:=[.G5]*2" office:value-type="float" office:value="0.476" calcext:value-type="float">
            <text:p>0.476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" table:formula="of:=IF([$Data.$F8]&lt;(1.1*MIN([$Data.$F$2:.$F$81]));MAX([$Data.$F$2:.$F$81]);0)-[$Data.$C8]" office:value-type="float" office:value="10.1" calcext:value-type="float">
            <text:p>10.1</text:p>
          </table:table-cell>
          <table:table-cell table:style-name="ce1" table:formula="of:=IF([$Data.$F8]&lt;(1.001*MIN([$Data.$F$2:.$F$81]));MAX([$Data.$F$2:.$F$81]);0)" office:value-type="float" office:value="0" calcext:value-type="float">
            <text:p>0</text:p>
          </table:table-cell>
          <table:table-cell table:formula="of:=[$Data.$A8]*(1+COM.MICROSOFT.FLOOR.MATH([$Data.$A8]/3)/10)" office:value-type="float" office:value="0.7" calcext:value-type="float">
            <text:p>0.7</text:p>
          </table:table-cell>
          <table:table-cell table:formula="of:=1/[$Data.$A8]" office:value-type="float" office:value="1.42857142857143" calcext:value-type="float">
            <text:p>1.42857142857143</text:p>
          </table:table-cell>
          <table:table-cell table:formula="of:=[$Data.$D8]+[$Data.$E8]" office:value-type="float" office:value="2.12857142857143" calcext:value-type="float">
            <text:p>2.12857142857143</text:p>
          </table:table-cell>
          <table:table-cell table:formula="of:=[.G6]*2" office:value-type="float" office:value="0.476" calcext:value-type="float">
            <text:p>0.476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1" table:formula="of:=IF([$Data.$F9]&lt;(1.1*MIN([$Data.$F$2:.$F$81]));MAX([$Data.$F$2:.$F$81]);0)-[$Data.$C9]" office:value-type="float" office:value="10.1" calcext:value-type="float">
            <text:p>10.1</text:p>
          </table:table-cell>
          <table:table-cell table:style-name="ce1" table:formula="of:=IF([$Data.$F9]&lt;(1.001*MIN([$Data.$F$2:.$F$81]));MAX([$Data.$F$2:.$F$81]);0)" office:value-type="float" office:value="0" calcext:value-type="float">
            <text:p>0</text:p>
          </table:table-cell>
          <table:table-cell table:formula="of:=[$Data.$A9]*(1+COM.MICROSOFT.FLOOR.MATH([$Data.$A9]/3)/10)" office:value-type="float" office:value="0.8" calcext:value-type="float">
            <text:p>0.8</text:p>
          </table:table-cell>
          <table:table-cell table:formula="of:=1/[$Data.$A9]" office:value-type="float" office:value="1.25" calcext:value-type="float">
            <text:p>1.25</text:p>
          </table:table-cell>
          <table:table-cell table:formula="of:=[$Data.$D9]+[$Data.$E9]" office:value-type="float" office:value="2.05" calcext:value-type="float">
            <text:p>2.05</text:p>
          </table:table-cell>
          <table:table-cell table:formula="of:=[.G7]*2" office:value-type="float" office:value="0.952" calcext:value-type="float">
            <text:p>0.952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1" table:formula="of:=IF([$Data.$F10]&lt;(1.1*MIN([$Data.$F$2:.$F$81]));MAX([$Data.$F$2:.$F$81]);0)-[$Data.$C10]" office:value-type="float" office:value="10.1" calcext:value-type="float">
            <text:p>10.1</text:p>
          </table:table-cell>
          <table:table-cell table:style-name="ce1" table:formula="of:=IF([$Data.$F10]&lt;(1.001*MIN([$Data.$F$2:.$F$81]));MAX([$Data.$F$2:.$F$81]);0)" office:value-type="float" office:value="0" calcext:value-type="float">
            <text:p>0</text:p>
          </table:table-cell>
          <table:table-cell table:formula="of:=[$Data.$A10]*(1+COM.MICROSOFT.FLOOR.MATH([$Data.$A10]/3)/10)" office:value-type="float" office:value="0.9" calcext:value-type="float">
            <text:p>0.9</text:p>
          </table:table-cell>
          <table:table-cell table:formula="of:=1/[$Data.$A10]" office:value-type="float" office:value="1.11111111111111" calcext:value-type="float">
            <text:p>1.11111111111111</text:p>
          </table:table-cell>
          <table:table-cell table:formula="of:=[$Data.$D10]+[$Data.$E10]" office:value-type="float" office:value="2.01111111111111" calcext:value-type="float">
            <text:p>2.01111111111111</text:p>
          </table:table-cell>
          <table:table-cell table:formula="of:=[.G8]*2" office:value-type="float" office:value="0.952" calcext:value-type="float">
            <text:p>0.952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IF([$Data.$F11]&lt;(1.1*MIN([$Data.$F$2:.$F$81]));MAX([$Data.$F$2:.$F$81]);0)-[$Data.$C11]" office:value-type="float" office:value="0" calcext:value-type="float">
            <text:p>0</text:p>
          </table:table-cell>
          <table:table-cell table:style-name="ce1" table:formula="of:=IF([$Data.$F11]&lt;(1.001*MIN([$Data.$F$2:.$F$81]));MAX([$Data.$F$2:.$F$81]);0)" office:value-type="float" office:value="10.1" calcext:value-type="float">
            <text:p>10.1</text:p>
          </table:table-cell>
          <table:table-cell table:formula="of:=[$Data.$A11]*(1+COM.MICROSOFT.FLOOR.MATH([$Data.$A11]/3)/10)" office:value-type="float" office:value="1" calcext:value-type="float">
            <text:p>1</text:p>
          </table:table-cell>
          <table:table-cell table:formula="of:=1/[$Data.$A11]" office:value-type="float" office:value="1" calcext:value-type="float">
            <text:p>1</text:p>
          </table:table-cell>
          <table:table-cell table:formula="of:=[$Data.$D11]+[$Data.$E11]" office:value-type="float" office:value="2" calcext:value-type="float">
            <text:p>2</text:p>
          </table:table-cell>
          <table:table-cell table:formula="of:=[.G9]*2" office:value-type="float" office:value="1.904" calcext:value-type="float">
            <text:p>1.904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1.1" calcext:value-type="float">
            <text:p>1.1</text:p>
          </table:table-cell>
          <table:table-cell table:style-name="ce1" table:formula="of:=IF([$Data.$F12]&lt;(1.1*MIN([$Data.$F$2:.$F$81]));MAX([$Data.$F$2:.$F$81]);0)-[$Data.$C12]" office:value-type="float" office:value="10.1" calcext:value-type="float">
            <text:p>10.1</text:p>
          </table:table-cell>
          <table:table-cell table:style-name="ce1" table:formula="of:=IF([$Data.$F12]&lt;(1.001*MIN([$Data.$F$2:.$F$81]));MAX([$Data.$F$2:.$F$81]);0)" office:value-type="float" office:value="0" calcext:value-type="float">
            <text:p>0</text:p>
          </table:table-cell>
          <table:table-cell table:formula="of:=[$Data.$A12]*(1+COM.MICROSOFT.FLOOR.MATH([$Data.$A12]/3)/10)" office:value-type="float" office:value="1.1" calcext:value-type="float">
            <text:p>1.1</text:p>
          </table:table-cell>
          <table:table-cell table:formula="of:=1/[$Data.$A12]" office:value-type="float" office:value="0.909090909090909" calcext:value-type="float">
            <text:p>0.909090909090909</text:p>
          </table:table-cell>
          <table:table-cell table:formula="of:=[$Data.$D12]+[$Data.$E12]" office:value-type="float" office:value="2.00909090909091" calcext:value-type="float">
            <text:p>2.00909090909091</text:p>
          </table:table-cell>
          <table:table-cell table:formula="of:=[.G10]*2" office:value-type="float" office:value="1.904" calcext:value-type="float">
            <text:p>1.904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1.2" calcext:value-type="float">
            <text:p>1.2</text:p>
          </table:table-cell>
          <table:table-cell table:style-name="ce1" table:formula="of:=IF([$Data.$F13]&lt;(1.1*MIN([$Data.$F$2:.$F$81]));MAX([$Data.$F$2:.$F$81]);0)-[$Data.$C13]" office:value-type="float" office:value="10.1" calcext:value-type="float">
            <text:p>10.1</text:p>
          </table:table-cell>
          <table:table-cell table:style-name="ce1" table:formula="of:=IF([$Data.$F13]&lt;(1.001*MIN([$Data.$F$2:.$F$81]));MAX([$Data.$F$2:.$F$81]);0)" office:value-type="float" office:value="0" calcext:value-type="float">
            <text:p>0</text:p>
          </table:table-cell>
          <table:table-cell table:formula="of:=[$Data.$A13]*(1+COM.MICROSOFT.FLOOR.MATH([$Data.$A13]/3)/10)" office:value-type="float" office:value="1.2" calcext:value-type="float">
            <text:p>1.2</text:p>
          </table:table-cell>
          <table:table-cell table:formula="of:=1/[$Data.$A13]" office:value-type="float" office:value="0.833333333333333" calcext:value-type="float">
            <text:p>0.833333333333333</text:p>
          </table:table-cell>
          <table:table-cell table:formula="of:=[$Data.$D13]+[$Data.$E13]" office:value-type="float" office:value="2.03333333333333" calcext:value-type="float">
            <text:p>2.03333333333333</text:p>
          </table:table-cell>
          <table:table-cell table:formula="of:=[.G11]*2" office:value-type="float" office:value="3.808" calcext:value-type="float">
            <text:p>3.808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1" table:formula="of:=IF([$Data.$F14]&lt;(1.1*MIN([$Data.$F$2:.$F$81]));MAX([$Data.$F$2:.$F$81]);0)-[$Data.$C14]" office:value-type="float" office:value="10.1" calcext:value-type="float">
            <text:p>10.1</text:p>
          </table:table-cell>
          <table:table-cell table:style-name="ce1" table:formula="of:=IF([$Data.$F14]&lt;(1.001*MIN([$Data.$F$2:.$F$81]));MAX([$Data.$F$2:.$F$81]);0)" office:value-type="float" office:value="0" calcext:value-type="float">
            <text:p>0</text:p>
          </table:table-cell>
          <table:table-cell table:formula="of:=[$Data.$A14]*(1+COM.MICROSOFT.FLOOR.MATH([$Data.$A14]/3)/10)" office:value-type="float" office:value="1.3" calcext:value-type="float">
            <text:p>1.3</text:p>
          </table:table-cell>
          <table:table-cell table:formula="of:=1/[$Data.$A14]" office:value-type="float" office:value="0.769230769230769" calcext:value-type="float">
            <text:p>0.769230769230769</text:p>
          </table:table-cell>
          <table:table-cell table:formula="of:=[$Data.$D14]+[$Data.$E14]" office:value-type="float" office:value="2.06923076923077" calcext:value-type="float">
            <text:p>2.06923076923077</text:p>
          </table:table-cell>
          <table:table-cell table:formula="of:=[.G12]*2" office:value-type="float" office:value="3.808" calcext:value-type="float">
            <text:p>3.808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1.4" calcext:value-type="float">
            <text:p>1.4</text:p>
          </table:table-cell>
          <table:table-cell table:style-name="ce1" table:formula="of:=IF([$Data.$F15]&lt;(1.1*MIN([$Data.$F$2:.$F$81]));MAX([$Data.$F$2:.$F$81]);0)-[$Data.$C15]" office:value-type="float" office:value="10.1" calcext:value-type="float">
            <text:p>10.1</text:p>
          </table:table-cell>
          <table:table-cell table:style-name="ce1" table:formula="of:=IF([$Data.$F15]&lt;(1.001*MIN([$Data.$F$2:.$F$81]));MAX([$Data.$F$2:.$F$81]);0)" office:value-type="float" office:value="0" calcext:value-type="float">
            <text:p>0</text:p>
          </table:table-cell>
          <table:table-cell table:formula="of:=[$Data.$A15]*(1+COM.MICROSOFT.FLOOR.MATH([$Data.$A15]/3)/10)" office:value-type="float" office:value="1.4" calcext:value-type="float">
            <text:p>1.4</text:p>
          </table:table-cell>
          <table:table-cell table:formula="of:=1/[$Data.$A15]" office:value-type="float" office:value="0.714285714285714" calcext:value-type="float">
            <text:p>0.714285714285714</text:p>
          </table:table-cell>
          <table:table-cell table:formula="of:=[$Data.$D15]+[$Data.$E15]" office:value-type="float" office:value="2.11428571428571" calcext:value-type="float">
            <text:p>2.11428571428571</text:p>
          </table:table-cell>
          <table:table-cell table:formula="of:=[.G13]*2" office:value-type="float" office:value="7.616" calcext:value-type="float">
            <text:p>7.616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1" table:formula="of:=IF([$Data.$F16]&lt;(1.1*MIN([$Data.$F$2:.$F$81]));MAX([$Data.$F$2:.$F$81]);0)-[$Data.$C16]" office:value-type="float" office:value="10.1" calcext:value-type="float">
            <text:p>10.1</text:p>
          </table:table-cell>
          <table:table-cell table:style-name="ce1" table:formula="of:=IF([$Data.$F16]&lt;(1.001*MIN([$Data.$F$2:.$F$81]));MAX([$Data.$F$2:.$F$81]);0)" office:value-type="float" office:value="0" calcext:value-type="float">
            <text:p>0</text:p>
          </table:table-cell>
          <table:table-cell table:formula="of:=[$Data.$A16]*(1+COM.MICROSOFT.FLOOR.MATH([$Data.$A16]/3)/10)" office:value-type="float" office:value="1.5" calcext:value-type="float">
            <text:p>1.5</text:p>
          </table:table-cell>
          <table:table-cell table:formula="of:=1/[$Data.$A16]" office:value-type="float" office:value="0.666666666666667" calcext:value-type="float">
            <text:p>0.666666666666667</text:p>
          </table:table-cell>
          <table:table-cell table:formula="of:=[$Data.$D16]+[$Data.$E16]" office:value-type="float" office:value="2.16666666666667" calcext:value-type="float">
            <text:p>2.16666666666667</text:p>
          </table:table-cell>
          <table:table-cell table:formula="of:=[.G14]*2" office:value-type="float" office:value="7.616" calcext:value-type="float">
            <text:p>7.616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1.6" calcext:value-type="float">
            <text:p>1.6</text:p>
          </table:table-cell>
          <table:table-cell table:style-name="ce1" table:formula="of:=IF([$Data.$F17]&lt;(1.1*MIN([$Data.$F$2:.$F$81]));MAX([$Data.$F$2:.$F$81]);0)-[$Data.$C17]" office:value-type="float" office:value="0" calcext:value-type="float">
            <text:p>0</text:p>
          </table:table-cell>
          <table:table-cell table:style-name="ce1" table:formula="of:=IF([$Data.$F17]&lt;(1.001*MIN([$Data.$F$2:.$F$81]));MAX([$Data.$F$2:.$F$81]);0)" office:value-type="float" office:value="0" calcext:value-type="float">
            <text:p>0</text:p>
          </table:table-cell>
          <table:table-cell table:formula="of:=[$Data.$A17]*(1+COM.MICROSOFT.FLOOR.MATH([$Data.$A17]/3)/10)" office:value-type="float" office:value="1.6" calcext:value-type="float">
            <text:p>1.6</text:p>
          </table:table-cell>
          <table:table-cell table:formula="of:=1/[$Data.$A17]" office:value-type="float" office:value="0.625" calcext:value-type="float">
            <text:p>0.625</text:p>
          </table:table-cell>
          <table:table-cell table:formula="of:=[$Data.$D17]+[$Data.$E17]" office:value-type="float" office:value="2.225" calcext:value-type="float">
            <text:p>2.2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2">
          <table:table-cell office:value-type="float" office:value="1.7" calcext:value-type="float">
            <text:p>1.7</text:p>
          </table:table-cell>
          <table:table-cell table:style-name="ce1" table:formula="of:=IF([$Data.$F18]&lt;(1.1*MIN([$Data.$F$2:.$F$81]));MAX([$Data.$F$2:.$F$81]);0)-[$Data.$C18]" office:value-type="float" office:value="0" calcext:value-type="float">
            <text:p>0</text:p>
          </table:table-cell>
          <table:table-cell table:style-name="ce1" table:formula="of:=IF([$Data.$F18]&lt;(1.001*MIN([$Data.$F$2:.$F$81]));MAX([$Data.$F$2:.$F$81]);0)" office:value-type="float" office:value="0" calcext:value-type="float">
            <text:p>0</text:p>
          </table:table-cell>
          <table:table-cell table:formula="of:=[$Data.$A18]*(1+COM.MICROSOFT.FLOOR.MATH([$Data.$A18]/3)/10)" office:value-type="float" office:value="1.7" calcext:value-type="float">
            <text:p>1.7</text:p>
          </table:table-cell>
          <table:table-cell table:formula="of:=1/[$Data.$A18]" office:value-type="float" office:value="0.588235294117647" calcext:value-type="float">
            <text:p>0.588235294117647</text:p>
          </table:table-cell>
          <table:table-cell table:formula="of:=[$Data.$D18]+[$Data.$E18]" office:value-type="float" office:value="2.28823529411765" calcext:value-type="float">
            <text:p>2.28823529411765</text:p>
          </table:table-cell>
          <table:table-cell table:number-columns-repeated="58"/>
        </table:table-row>
        <table:table-row table:style-name="ro2">
          <table:table-cell office:value-type="float" office:value="1.8" calcext:value-type="float">
            <text:p>1.8</text:p>
          </table:table-cell>
          <table:table-cell table:style-name="ce1" table:formula="of:=IF([$Data.$F19]&lt;(1.1*MIN([$Data.$F$2:.$F$81]));MAX([$Data.$F$2:.$F$81]);0)-[$Data.$C19]" office:value-type="float" office:value="0" calcext:value-type="float">
            <text:p>0</text:p>
          </table:table-cell>
          <table:table-cell table:style-name="ce1" table:formula="of:=IF([$Data.$F19]&lt;(1.001*MIN([$Data.$F$2:.$F$81]));MAX([$Data.$F$2:.$F$81]);0)" office:value-type="float" office:value="0" calcext:value-type="float">
            <text:p>0</text:p>
          </table:table-cell>
          <table:table-cell table:formula="of:=[$Data.$A19]*(1+COM.MICROSOFT.FLOOR.MATH([$Data.$A19]/3)/10)" office:value-type="float" office:value="1.8" calcext:value-type="float">
            <text:p>1.8</text:p>
          </table:table-cell>
          <table:table-cell table:formula="of:=1/[$Data.$A19]" office:value-type="float" office:value="0.555555555555556" calcext:value-type="float">
            <text:p>0.555555555555556</text:p>
          </table:table-cell>
          <table:table-cell table:formula="of:=[$Data.$D19]+[$Data.$E19]" office:value-type="float" office:value="2.35555555555556" calcext:value-type="float">
            <text:p>2.35555555555556</text:p>
          </table:table-cell>
          <table:table-cell table:number-columns-repeated="58"/>
        </table:table-row>
        <table:table-row table:style-name="ro2">
          <table:table-cell office:value-type="float" office:value="1.9" calcext:value-type="float">
            <text:p>1.9</text:p>
          </table:table-cell>
          <table:table-cell table:style-name="ce1" table:formula="of:=IF([$Data.$F20]&lt;(1.1*MIN([$Data.$F$2:.$F$81]));MAX([$Data.$F$2:.$F$81]);0)-[$Data.$C20]" office:value-type="float" office:value="0" calcext:value-type="float">
            <text:p>0</text:p>
          </table:table-cell>
          <table:table-cell table:style-name="ce1" table:formula="of:=IF([$Data.$F20]&lt;(1.001*MIN([$Data.$F$2:.$F$81]));MAX([$Data.$F$2:.$F$81]);0)" office:value-type="float" office:value="0" calcext:value-type="float">
            <text:p>0</text:p>
          </table:table-cell>
          <table:table-cell table:formula="of:=[$Data.$A20]*(1+COM.MICROSOFT.FLOOR.MATH([$Data.$A20]/3)/10)" office:value-type="float" office:value="1.9" calcext:value-type="float">
            <text:p>1.9</text:p>
          </table:table-cell>
          <table:table-cell table:formula="of:=1/[$Data.$A20]" office:value-type="float" office:value="0.526315789473684" calcext:value-type="float">
            <text:p>0.526315789473684</text:p>
          </table:table-cell>
          <table:table-cell table:formula="of:=[$Data.$D20]+[$Data.$E20]" office:value-type="float" office:value="2.42631578947368" calcext:value-type="float">
            <text:p>2.42631578947368</text:p>
          </table:table-cell>
          <table:table-cell table:number-columns-repeated="5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formula="of:=IF([$Data.$F21]&lt;(1.1*MIN([$Data.$F$2:.$F$81]));MAX([$Data.$F$2:.$F$81]);0)-[$Data.$C21]" office:value-type="float" office:value="0" calcext:value-type="float">
            <text:p>0</text:p>
          </table:table-cell>
          <table:table-cell table:style-name="ce1" table:formula="of:=IF([$Data.$F21]&lt;(1.001*MIN([$Data.$F$2:.$F$81]));MAX([$Data.$F$2:.$F$81]);0)" office:value-type="float" office:value="0" calcext:value-type="float">
            <text:p>0</text:p>
          </table:table-cell>
          <table:table-cell table:formula="of:=[$Data.$A21]*(1+COM.MICROSOFT.FLOOR.MATH([$Data.$A21]/3)/10)" office:value-type="float" office:value="2" calcext:value-type="float">
            <text:p>2</text:p>
          </table:table-cell>
          <table:table-cell table:formula="of:=1/[$Data.$A21]" office:value-type="float" office:value="0.5" calcext:value-type="float">
            <text:p>0.5</text:p>
          </table:table-cell>
          <table:table-cell table:formula="of:=[$Data.$D21]+[$Data.$E21]" office:value-type="float" office:value="2.5" calcext:value-type="float">
            <text:p>2.5</text:p>
          </table:table-cell>
          <table:table-cell table:number-columns-repeated="58"/>
        </table:table-row>
        <table:table-row table:style-name="ro2">
          <table:table-cell office:value-type="float" office:value="2.1" calcext:value-type="float">
            <text:p>2.1</text:p>
          </table:table-cell>
          <table:table-cell table:style-name="ce1" table:formula="of:=IF([$Data.$F22]&lt;(1.1*MIN([$Data.$F$2:.$F$81]));MAX([$Data.$F$2:.$F$81]);0)-[$Data.$C22]" office:value-type="float" office:value="0" calcext:value-type="float">
            <text:p>0</text:p>
          </table:table-cell>
          <table:table-cell table:style-name="ce1" table:formula="of:=IF([$Data.$F22]&lt;(1.001*MIN([$Data.$F$2:.$F$81]));MAX([$Data.$F$2:.$F$81]);0)" office:value-type="float" office:value="0" calcext:value-type="float">
            <text:p>0</text:p>
          </table:table-cell>
          <table:table-cell table:formula="of:=[$Data.$A22]*(1+COM.MICROSOFT.FLOOR.MATH([$Data.$A22]/3)/10)" office:value-type="float" office:value="2.1" calcext:value-type="float">
            <text:p>2.1</text:p>
          </table:table-cell>
          <table:table-cell table:formula="of:=1/[$Data.$A22]" office:value-type="float" office:value="0.476190476190476" calcext:value-type="float">
            <text:p>0.476190476190476</text:p>
          </table:table-cell>
          <table:table-cell table:formula="of:=[$Data.$D22]+[$Data.$E22]" office:value-type="float" office:value="2.57619047619048" calcext:value-type="float">
            <text:p>2.57619047619048</text:p>
          </table:table-cell>
          <table:table-cell table:number-columns-repeated="58"/>
        </table:table-row>
        <table:table-row table:style-name="ro2">
          <table:table-cell office:value-type="float" office:value="2.2" calcext:value-type="float">
            <text:p>2.2</text:p>
          </table:table-cell>
          <table:table-cell table:style-name="ce1" table:formula="of:=IF([$Data.$F23]&lt;(1.1*MIN([$Data.$F$2:.$F$81]));MAX([$Data.$F$2:.$F$81]);0)-[$Data.$C23]" office:value-type="float" office:value="0" calcext:value-type="float">
            <text:p>0</text:p>
          </table:table-cell>
          <table:table-cell table:style-name="ce1" table:formula="of:=IF([$Data.$F23]&lt;(1.001*MIN([$Data.$F$2:.$F$81]));MAX([$Data.$F$2:.$F$81]);0)" office:value-type="float" office:value="0" calcext:value-type="float">
            <text:p>0</text:p>
          </table:table-cell>
          <table:table-cell table:formula="of:=[$Data.$A23]*(1+COM.MICROSOFT.FLOOR.MATH([$Data.$A23]/3)/10)" office:value-type="float" office:value="2.2" calcext:value-type="float">
            <text:p>2.2</text:p>
          </table:table-cell>
          <table:table-cell table:formula="of:=1/[$Data.$A23]" office:value-type="float" office:value="0.454545454545455" calcext:value-type="float">
            <text:p>0.454545454545455</text:p>
          </table:table-cell>
          <table:table-cell table:formula="of:=[$Data.$D23]+[$Data.$E23]" office:value-type="float" office:value="2.65454545454545" calcext:value-type="float">
            <text:p>2.65454545454545</text:p>
          </table:table-cell>
          <table:table-cell table:number-columns-repeated="58"/>
        </table:table-row>
        <table:table-row table:style-name="ro2">
          <table:table-cell office:value-type="float" office:value="2.3" calcext:value-type="float">
            <text:p>2.3</text:p>
          </table:table-cell>
          <table:table-cell table:style-name="ce1" table:formula="of:=IF([$Data.$F24]&lt;(1.1*MIN([$Data.$F$2:.$F$81]));MAX([$Data.$F$2:.$F$81]);0)-[$Data.$C24]" office:value-type="float" office:value="0" calcext:value-type="float">
            <text:p>0</text:p>
          </table:table-cell>
          <table:table-cell table:style-name="ce1" table:formula="of:=IF([$Data.$F24]&lt;(1.001*MIN([$Data.$F$2:.$F$81]));MAX([$Data.$F$2:.$F$81]);0)" office:value-type="float" office:value="0" calcext:value-type="float">
            <text:p>0</text:p>
          </table:table-cell>
          <table:table-cell table:formula="of:=[$Data.$A24]*(1+COM.MICROSOFT.FLOOR.MATH([$Data.$A24]/3)/10)" office:value-type="float" office:value="2.3" calcext:value-type="float">
            <text:p>2.3</text:p>
          </table:table-cell>
          <table:table-cell table:formula="of:=1/[$Data.$A24]" office:value-type="float" office:value="0.434782608695652" calcext:value-type="float">
            <text:p>0.434782608695652</text:p>
          </table:table-cell>
          <table:table-cell table:formula="of:=[$Data.$D24]+[$Data.$E24]" office:value-type="float" office:value="2.73478260869565" calcext:value-type="float">
            <text:p>2.73478260869565</text:p>
          </table:table-cell>
          <table:table-cell table:number-columns-repeated="58"/>
        </table:table-row>
        <table:table-row table:style-name="ro2">
          <table:table-cell office:value-type="float" office:value="2.4" calcext:value-type="float">
            <text:p>2.4</text:p>
          </table:table-cell>
          <table:table-cell table:style-name="ce1" table:formula="of:=IF([$Data.$F25]&lt;(1.1*MIN([$Data.$F$2:.$F$81]));MAX([$Data.$F$2:.$F$81]);0)-[$Data.$C25]" office:value-type="float" office:value="0" calcext:value-type="float">
            <text:p>0</text:p>
          </table:table-cell>
          <table:table-cell table:style-name="ce1" table:formula="of:=IF([$Data.$F25]&lt;(1.001*MIN([$Data.$F$2:.$F$81]));MAX([$Data.$F$2:.$F$81]);0)" office:value-type="float" office:value="0" calcext:value-type="float">
            <text:p>0</text:p>
          </table:table-cell>
          <table:table-cell table:formula="of:=[$Data.$A25]*(1+COM.MICROSOFT.FLOOR.MATH([$Data.$A25]/3)/10)" office:value-type="float" office:value="2.4" calcext:value-type="float">
            <text:p>2.4</text:p>
          </table:table-cell>
          <table:table-cell table:formula="of:=1/[$Data.$A25]" office:value-type="float" office:value="0.416666666666667" calcext:value-type="float">
            <text:p>0.416666666666667</text:p>
          </table:table-cell>
          <table:table-cell table:formula="of:=[$Data.$D25]+[$Data.$E25]" office:value-type="float" office:value="2.81666666666667" calcext:value-type="float">
            <text:p>2.81666666666667</text:p>
          </table:table-cell>
          <table:table-cell table:number-columns-repeated="58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ce1" table:formula="of:=IF([$Data.$F26]&lt;(1.1*MIN([$Data.$F$2:.$F$81]));MAX([$Data.$F$2:.$F$81]);0)-[$Data.$C26]" office:value-type="float" office:value="0" calcext:value-type="float">
            <text:p>0</text:p>
          </table:table-cell>
          <table:table-cell table:style-name="ce1" table:formula="of:=IF([$Data.$F26]&lt;(1.001*MIN([$Data.$F$2:.$F$81]));MAX([$Data.$F$2:.$F$81]);0)" office:value-type="float" office:value="0" calcext:value-type="float">
            <text:p>0</text:p>
          </table:table-cell>
          <table:table-cell table:formula="of:=[$Data.$A26]*(1+COM.MICROSOFT.FLOOR.MATH([$Data.$A26]/3)/10)" office:value-type="float" office:value="2.5" calcext:value-type="float">
            <text:p>2.5</text:p>
          </table:table-cell>
          <table:table-cell table:formula="of:=1/[$Data.$A26]" office:value-type="float" office:value="0.4" calcext:value-type="float">
            <text:p>0.4</text:p>
          </table:table-cell>
          <table:table-cell table:formula="of:=[$Data.$D26]+[$Data.$E26]" office:value-type="float" office:value="2.9" calcext:value-type="float">
            <text:p>2.9</text:p>
          </table:table-cell>
          <table:table-cell table:number-columns-repeated="58"/>
        </table:table-row>
        <table:table-row table:style-name="ro2">
          <table:table-cell office:value-type="float" office:value="2.6" calcext:value-type="float">
            <text:p>2.6</text:p>
          </table:table-cell>
          <table:table-cell table:style-name="ce1" table:formula="of:=IF([$Data.$F27]&lt;(1.1*MIN([$Data.$F$2:.$F$81]));MAX([$Data.$F$2:.$F$81]);0)-[$Data.$C27]" office:value-type="float" office:value="0" calcext:value-type="float">
            <text:p>0</text:p>
          </table:table-cell>
          <table:table-cell table:style-name="ce1" table:formula="of:=IF([$Data.$F27]&lt;(1.001*MIN([$Data.$F$2:.$F$81]));MAX([$Data.$F$2:.$F$81]);0)" office:value-type="float" office:value="0" calcext:value-type="float">
            <text:p>0</text:p>
          </table:table-cell>
          <table:table-cell table:formula="of:=[$Data.$A27]*(1+COM.MICROSOFT.FLOOR.MATH([$Data.$A27]/3)/10)" office:value-type="float" office:value="2.6" calcext:value-type="float">
            <text:p>2.6</text:p>
          </table:table-cell>
          <table:table-cell table:formula="of:=1/[$Data.$A27]" office:value-type="float" office:value="0.384615384615385" calcext:value-type="float">
            <text:p>0.384615384615385</text:p>
          </table:table-cell>
          <table:table-cell table:formula="of:=[$Data.$D27]+[$Data.$E27]" office:value-type="float" office:value="2.98461538461538" calcext:value-type="float">
            <text:p>2.98461538461538</text:p>
          </table:table-cell>
          <table:table-cell table:number-columns-repeated="58"/>
        </table:table-row>
        <table:table-row table:style-name="ro2">
          <table:table-cell office:value-type="float" office:value="2.7" calcext:value-type="float">
            <text:p>2.7</text:p>
          </table:table-cell>
          <table:table-cell table:style-name="ce1" table:formula="of:=IF([$Data.$F28]&lt;(1.1*MIN([$Data.$F$2:.$F$81]));MAX([$Data.$F$2:.$F$81]);0)-[$Data.$C28]" office:value-type="float" office:value="0" calcext:value-type="float">
            <text:p>0</text:p>
          </table:table-cell>
          <table:table-cell table:style-name="ce1" table:formula="of:=IF([$Data.$F28]&lt;(1.001*MIN([$Data.$F$2:.$F$81]));MAX([$Data.$F$2:.$F$81]);0)" office:value-type="float" office:value="0" calcext:value-type="float">
            <text:p>0</text:p>
          </table:table-cell>
          <table:table-cell table:formula="of:=[$Data.$A28]*(1+COM.MICROSOFT.FLOOR.MATH([$Data.$A28]/3)/10)" office:value-type="float" office:value="2.7" calcext:value-type="float">
            <text:p>2.7</text:p>
          </table:table-cell>
          <table:table-cell table:formula="of:=1/[$Data.$A28]" office:value-type="float" office:value="0.37037037037037" calcext:value-type="float">
            <text:p>0.37037037037037</text:p>
          </table:table-cell>
          <table:table-cell table:formula="of:=[$Data.$D28]+[$Data.$E28]" office:value-type="float" office:value="3.07037037037037" calcext:value-type="float">
            <text:p>3.07037037037037</text:p>
          </table:table-cell>
          <table:table-cell table:number-columns-repeated="58"/>
        </table:table-row>
        <table:table-row table:style-name="ro2">
          <table:table-cell office:value-type="float" office:value="2.8" calcext:value-type="float">
            <text:p>2.8</text:p>
          </table:table-cell>
          <table:table-cell table:style-name="ce1" table:formula="of:=IF([$Data.$F29]&lt;(1.1*MIN([$Data.$F$2:.$F$81]));MAX([$Data.$F$2:.$F$81]);0)-[$Data.$C29]" office:value-type="float" office:value="0" calcext:value-type="float">
            <text:p>0</text:p>
          </table:table-cell>
          <table:table-cell table:style-name="ce1" table:formula="of:=IF([$Data.$F29]&lt;(1.001*MIN([$Data.$F$2:.$F$81]));MAX([$Data.$F$2:.$F$81]);0)" office:value-type="float" office:value="0" calcext:value-type="float">
            <text:p>0</text:p>
          </table:table-cell>
          <table:table-cell table:formula="of:=[$Data.$A29]*(1+COM.MICROSOFT.FLOOR.MATH([$Data.$A29]/3)/10)" office:value-type="float" office:value="2.8" calcext:value-type="float">
            <text:p>2.8</text:p>
          </table:table-cell>
          <table:table-cell table:formula="of:=1/[$Data.$A29]" office:value-type="float" office:value="0.357142857142857" calcext:value-type="float">
            <text:p>0.357142857142857</text:p>
          </table:table-cell>
          <table:table-cell table:formula="of:=[$Data.$D29]+[$Data.$E29]" office:value-type="float" office:value="3.15714285714286" calcext:value-type="float">
            <text:p>3.15714285714286</text:p>
          </table:table-cell>
          <table:table-cell table:number-columns-repeated="58"/>
        </table:table-row>
        <table:table-row table:style-name="ro2">
          <table:table-cell office:value-type="float" office:value="2.9" calcext:value-type="float">
            <text:p>2.9</text:p>
          </table:table-cell>
          <table:table-cell table:style-name="ce1" table:formula="of:=IF([$Data.$F30]&lt;(1.1*MIN([$Data.$F$2:.$F$81]));MAX([$Data.$F$2:.$F$81]);0)-[$Data.$C30]" office:value-type="float" office:value="0" calcext:value-type="float">
            <text:p>0</text:p>
          </table:table-cell>
          <table:table-cell table:style-name="ce1" table:formula="of:=IF([$Data.$F30]&lt;(1.001*MIN([$Data.$F$2:.$F$81]));MAX([$Data.$F$2:.$F$81]);0)" office:value-type="float" office:value="0" calcext:value-type="float">
            <text:p>0</text:p>
          </table:table-cell>
          <table:table-cell table:formula="of:=[$Data.$A30]*(1+COM.MICROSOFT.FLOOR.MATH([$Data.$A30]/3)/10)" office:value-type="float" office:value="2.9" calcext:value-type="float">
            <text:p>2.9</text:p>
          </table:table-cell>
          <table:table-cell table:formula="of:=1/[$Data.$A30]" office:value-type="float" office:value="0.344827586206897" calcext:value-type="float">
            <text:p>0.344827586206897</text:p>
          </table:table-cell>
          <table:table-cell table:formula="of:=[$Data.$D30]+[$Data.$E30]" office:value-type="float" office:value="3.2448275862069" calcext:value-type="float">
            <text:p>3.2448275862069</text:p>
          </table:table-cell>
          <table:table-cell table:number-columns-repeated="5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formula="of:=IF([$Data.$F31]&lt;(1.1*MIN([$Data.$F$2:.$F$81]));MAX([$Data.$F$2:.$F$81]);0)-[$Data.$C31]" office:value-type="float" office:value="0" calcext:value-type="float">
            <text:p>0</text:p>
          </table:table-cell>
          <table:table-cell table:style-name="ce1" table:formula="of:=IF([$Data.$F31]&lt;(1.001*MIN([$Data.$F$2:.$F$81]));MAX([$Data.$F$2:.$F$81]);0)" office:value-type="float" office:value="0" calcext:value-type="float">
            <text:p>0</text:p>
          </table:table-cell>
          <table:table-cell table:formula="of:=[$Data.$A31]*(1+COM.MICROSOFT.FLOOR.MATH([$Data.$A31]/3)/10)" office:value-type="float" office:value="3.3" calcext:value-type="float">
            <text:p>3.3</text:p>
          </table:table-cell>
          <table:table-cell table:formula="of:=1/[$Data.$A31]" office:value-type="float" office:value="0.333333333333333" calcext:value-type="float">
            <text:p>0.333333333333333</text:p>
          </table:table-cell>
          <table:table-cell table:formula="of:=[$Data.$D31]+[$Data.$E31]" office:value-type="float" office:value="3.63333333333333" calcext:value-type="float">
            <text:p>3.63333333333333</text:p>
          </table:table-cell>
          <table:table-cell table:number-columns-repeated="58"/>
        </table:table-row>
        <table:table-row table:style-name="ro2">
          <table:table-cell office:value-type="float" office:value="3.1" calcext:value-type="float">
            <text:p>3.1</text:p>
          </table:table-cell>
          <table:table-cell table:style-name="ce1" table:formula="of:=IF([$Data.$F32]&lt;(1.1*MIN([$Data.$F$2:.$F$81]));MAX([$Data.$F$2:.$F$81]);0)-[$Data.$C32]" office:value-type="float" office:value="0" calcext:value-type="float">
            <text:p>0</text:p>
          </table:table-cell>
          <table:table-cell table:style-name="ce1" table:formula="of:=IF([$Data.$F32]&lt;(1.001*MIN([$Data.$F$2:.$F$81]));MAX([$Data.$F$2:.$F$81]);0)" office:value-type="float" office:value="0" calcext:value-type="float">
            <text:p>0</text:p>
          </table:table-cell>
          <table:table-cell table:formula="of:=[$Data.$A32]*(1+COM.MICROSOFT.FLOOR.MATH([$Data.$A32]/3)/10)" office:value-type="float" office:value="3.41" calcext:value-type="float">
            <text:p>3.41</text:p>
          </table:table-cell>
          <table:table-cell table:formula="of:=1/[$Data.$A32]" office:value-type="float" office:value="0.32258064516129" calcext:value-type="float">
            <text:p>0.32258064516129</text:p>
          </table:table-cell>
          <table:table-cell table:formula="of:=[$Data.$D32]+[$Data.$E32]" office:value-type="float" office:value="3.73258064516129" calcext:value-type="float">
            <text:p>3.73258064516129</text:p>
          </table:table-cell>
          <table:table-cell table:number-columns-repeated="58"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1" table:formula="of:=IF([$Data.$F33]&lt;(1.1*MIN([$Data.$F$2:.$F$81]));MAX([$Data.$F$2:.$F$81]);0)-[$Data.$C33]" office:value-type="float" office:value="0" calcext:value-type="float">
            <text:p>0</text:p>
          </table:table-cell>
          <table:table-cell table:style-name="ce1" table:formula="of:=IF([$Data.$F33]&lt;(1.001*MIN([$Data.$F$2:.$F$81]));MAX([$Data.$F$2:.$F$81]);0)" office:value-type="float" office:value="0" calcext:value-type="float">
            <text:p>0</text:p>
          </table:table-cell>
          <table:table-cell table:formula="of:=[$Data.$A33]*(1+COM.MICROSOFT.FLOOR.MATH([$Data.$A33]/3)/10)" office:value-type="float" office:value="3.52" calcext:value-type="float">
            <text:p>3.52</text:p>
          </table:table-cell>
          <table:table-cell table:formula="of:=1/[$Data.$A33]" office:value-type="float" office:value="0.3125" calcext:value-type="float">
            <text:p>0.3125</text:p>
          </table:table-cell>
          <table:table-cell table:formula="of:=[$Data.$D33]+[$Data.$E33]" office:value-type="float" office:value="3.8325" calcext:value-type="float">
            <text:p>3.8325</text:p>
          </table:table-cell>
          <table:table-cell table:number-columns-repeated="58"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1" table:formula="of:=IF([$Data.$F34]&lt;(1.1*MIN([$Data.$F$2:.$F$81]));MAX([$Data.$F$2:.$F$81]);0)-[$Data.$C34]" office:value-type="float" office:value="0" calcext:value-type="float">
            <text:p>0</text:p>
          </table:table-cell>
          <table:table-cell table:style-name="ce1" table:formula="of:=IF([$Data.$F34]&lt;(1.001*MIN([$Data.$F$2:.$F$81]));MAX([$Data.$F$2:.$F$81]);0)" office:value-type="float" office:value="0" calcext:value-type="float">
            <text:p>0</text:p>
          </table:table-cell>
          <table:table-cell table:formula="of:=[$Data.$A34]*(1+COM.MICROSOFT.FLOOR.MATH([$Data.$A34]/3)/10)" office:value-type="float" office:value="3.63" calcext:value-type="float">
            <text:p>3.63</text:p>
          </table:table-cell>
          <table:table-cell table:formula="of:=1/[$Data.$A34]" office:value-type="float" office:value="0.303030303030303" calcext:value-type="float">
            <text:p>0.303030303030303</text:p>
          </table:table-cell>
          <table:table-cell table:formula="of:=[$Data.$D34]+[$Data.$E34]" office:value-type="float" office:value="3.9330303030303" calcext:value-type="float">
            <text:p>3.9330303030303</text:p>
          </table:table-cell>
          <table:table-cell table:number-columns-repeated="58"/>
        </table:table-row>
        <table:table-row table:style-name="ro2">
          <table:table-cell office:value-type="float" office:value="3.4" calcext:value-type="float">
            <text:p>3.4</text:p>
          </table:table-cell>
          <table:table-cell table:style-name="ce1" table:formula="of:=IF([$Data.$F35]&lt;(1.1*MIN([$Data.$F$2:.$F$81]));MAX([$Data.$F$2:.$F$81]);0)-[$Data.$C35]" office:value-type="float" office:value="0" calcext:value-type="float">
            <text:p>0</text:p>
          </table:table-cell>
          <table:table-cell table:style-name="ce1" table:formula="of:=IF([$Data.$F35]&lt;(1.001*MIN([$Data.$F$2:.$F$81]));MAX([$Data.$F$2:.$F$81]);0)" office:value-type="float" office:value="0" calcext:value-type="float">
            <text:p>0</text:p>
          </table:table-cell>
          <table:table-cell table:formula="of:=[$Data.$A35]*(1+COM.MICROSOFT.FLOOR.MATH([$Data.$A35]/3)/10)" office:value-type="float" office:value="3.74" calcext:value-type="float">
            <text:p>3.74</text:p>
          </table:table-cell>
          <table:table-cell table:formula="of:=1/[$Data.$A35]" office:value-type="float" office:value="0.294117647058823" calcext:value-type="float">
            <text:p>0.294117647058823</text:p>
          </table:table-cell>
          <table:table-cell table:formula="of:=[$Data.$D35]+[$Data.$E35]" office:value-type="float" office:value="4.03411764705882" calcext:value-type="float">
            <text:p>4.03411764705882</text:p>
          </table:table-cell>
          <table:table-cell table:number-columns-repeated="58"/>
        </table:table-row>
        <table:table-row table:style-name="ro2">
          <table:table-cell office:value-type="float" office:value="3.5" calcext:value-type="float">
            <text:p>3.5</text:p>
          </table:table-cell>
          <table:table-cell table:style-name="ce1" table:formula="of:=IF([$Data.$F36]&lt;(1.1*MIN([$Data.$F$2:.$F$81]));MAX([$Data.$F$2:.$F$81]);0)-[$Data.$C36]" office:value-type="float" office:value="0" calcext:value-type="float">
            <text:p>0</text:p>
          </table:table-cell>
          <table:table-cell table:style-name="ce1" table:formula="of:=IF([$Data.$F36]&lt;(1.001*MIN([$Data.$F$2:.$F$81]));MAX([$Data.$F$2:.$F$81]);0)" office:value-type="float" office:value="0" calcext:value-type="float">
            <text:p>0</text:p>
          </table:table-cell>
          <table:table-cell table:formula="of:=[$Data.$A36]*(1+COM.MICROSOFT.FLOOR.MATH([$Data.$A36]/3)/10)" office:value-type="float" office:value="3.85" calcext:value-type="float">
            <text:p>3.85</text:p>
          </table:table-cell>
          <table:table-cell table:formula="of:=1/[$Data.$A36]" office:value-type="float" office:value="0.285714285714286" calcext:value-type="float">
            <text:p>0.285714285714286</text:p>
          </table:table-cell>
          <table:table-cell table:formula="of:=[$Data.$D36]+[$Data.$E36]" office:value-type="float" office:value="4.13571428571429" calcext:value-type="float">
            <text:p>4.13571428571429</text:p>
          </table:table-cell>
          <table:table-cell table:number-columns-repeated="58"/>
        </table:table-row>
        <table:table-row table:style-name="ro2">
          <table:table-cell office:value-type="float" office:value="3.6" calcext:value-type="float">
            <text:p>3.6</text:p>
          </table:table-cell>
          <table:table-cell table:style-name="ce1" table:formula="of:=IF([$Data.$F37]&lt;(1.1*MIN([$Data.$F$2:.$F$81]));MAX([$Data.$F$2:.$F$81]);0)-[$Data.$C37]" office:value-type="float" office:value="0" calcext:value-type="float">
            <text:p>0</text:p>
          </table:table-cell>
          <table:table-cell table:style-name="ce1" table:formula="of:=IF([$Data.$F37]&lt;(1.001*MIN([$Data.$F$2:.$F$81]));MAX([$Data.$F$2:.$F$81]);0)" office:value-type="float" office:value="0" calcext:value-type="float">
            <text:p>0</text:p>
          </table:table-cell>
          <table:table-cell table:formula="of:=[$Data.$A37]*(1+COM.MICROSOFT.FLOOR.MATH([$Data.$A37]/3)/10)" office:value-type="float" office:value="3.96" calcext:value-type="float">
            <text:p>3.96</text:p>
          </table:table-cell>
          <table:table-cell table:formula="of:=1/[$Data.$A37]" office:value-type="float" office:value="0.277777777777778" calcext:value-type="float">
            <text:p>0.277777777777778</text:p>
          </table:table-cell>
          <table:table-cell table:formula="of:=[$Data.$D37]+[$Data.$E37]" office:value-type="float" office:value="4.23777777777778" calcext:value-type="float">
            <text:p>4.23777777777778</text:p>
          </table:table-cell>
          <table:table-cell table:number-columns-repeated="58"/>
        </table:table-row>
        <table:table-row table:style-name="ro2">
          <table:table-cell office:value-type="float" office:value="3.7" calcext:value-type="float">
            <text:p>3.7</text:p>
          </table:table-cell>
          <table:table-cell table:style-name="ce1" table:formula="of:=IF([$Data.$F38]&lt;(1.1*MIN([$Data.$F$2:.$F$81]));MAX([$Data.$F$2:.$F$81]);0)-[$Data.$C38]" office:value-type="float" office:value="0" calcext:value-type="float">
            <text:p>0</text:p>
          </table:table-cell>
          <table:table-cell table:style-name="ce1" table:formula="of:=IF([$Data.$F38]&lt;(1.001*MIN([$Data.$F$2:.$F$81]));MAX([$Data.$F$2:.$F$81]);0)" office:value-type="float" office:value="0" calcext:value-type="float">
            <text:p>0</text:p>
          </table:table-cell>
          <table:table-cell table:formula="of:=[$Data.$A38]*(1+COM.MICROSOFT.FLOOR.MATH([$Data.$A38]/3)/10)" office:value-type="float" office:value="4.07" calcext:value-type="float">
            <text:p>4.07</text:p>
          </table:table-cell>
          <table:table-cell table:formula="of:=1/[$Data.$A38]" office:value-type="float" office:value="0.27027027027027" calcext:value-type="float">
            <text:p>0.27027027027027</text:p>
          </table:table-cell>
          <table:table-cell table:formula="of:=[$Data.$D38]+[$Data.$E38]" office:value-type="float" office:value="4.34027027027027" calcext:value-type="float">
            <text:p>4.34027027027027</text:p>
          </table:table-cell>
          <table:table-cell table:number-columns-repeated="58"/>
        </table:table-row>
        <table:table-row table:style-name="ro2">
          <table:table-cell office:value-type="float" office:value="3.8" calcext:value-type="float">
            <text:p>3.8</text:p>
          </table:table-cell>
          <table:table-cell table:style-name="ce1" table:formula="of:=IF([$Data.$F39]&lt;(1.1*MIN([$Data.$F$2:.$F$81]));MAX([$Data.$F$2:.$F$81]);0)-[$Data.$C39]" office:value-type="float" office:value="0" calcext:value-type="float">
            <text:p>0</text:p>
          </table:table-cell>
          <table:table-cell table:style-name="ce1" table:formula="of:=IF([$Data.$F39]&lt;(1.001*MIN([$Data.$F$2:.$F$81]));MAX([$Data.$F$2:.$F$81]);0)" office:value-type="float" office:value="0" calcext:value-type="float">
            <text:p>0</text:p>
          </table:table-cell>
          <table:table-cell table:formula="of:=[$Data.$A39]*(1+COM.MICROSOFT.FLOOR.MATH([$Data.$A39]/3)/10)" office:value-type="float" office:value="4.18" calcext:value-type="float">
            <text:p>4.18</text:p>
          </table:table-cell>
          <table:table-cell table:formula="of:=1/[$Data.$A39]" office:value-type="float" office:value="0.263157894736842" calcext:value-type="float">
            <text:p>0.263157894736842</text:p>
          </table:table-cell>
          <table:table-cell table:formula="of:=[$Data.$D39]+[$Data.$E39]" office:value-type="float" office:value="4.44315789473684" calcext:value-type="float">
            <text:p>4.44315789473684</text:p>
          </table:table-cell>
          <table:table-cell table:number-columns-repeated="58"/>
        </table:table-row>
        <table:table-row table:style-name="ro2">
          <table:table-cell office:value-type="float" office:value="3.9" calcext:value-type="float">
            <text:p>3.9</text:p>
          </table:table-cell>
          <table:table-cell table:style-name="ce1" table:formula="of:=IF([$Data.$F40]&lt;(1.1*MIN([$Data.$F$2:.$F$81]));MAX([$Data.$F$2:.$F$81]);0)-[$Data.$C40]" office:value-type="float" office:value="0" calcext:value-type="float">
            <text:p>0</text:p>
          </table:table-cell>
          <table:table-cell table:style-name="ce1" table:formula="of:=IF([$Data.$F40]&lt;(1.001*MIN([$Data.$F$2:.$F$81]));MAX([$Data.$F$2:.$F$81]);0)" office:value-type="float" office:value="0" calcext:value-type="float">
            <text:p>0</text:p>
          </table:table-cell>
          <table:table-cell table:formula="of:=[$Data.$A40]*(1+COM.MICROSOFT.FLOOR.MATH([$Data.$A40]/3)/10)" office:value-type="float" office:value="4.29" calcext:value-type="float">
            <text:p>4.29</text:p>
          </table:table-cell>
          <table:table-cell table:formula="of:=1/[$Data.$A40]" office:value-type="float" office:value="0.256410256410256" calcext:value-type="float">
            <text:p>0.256410256410256</text:p>
          </table:table-cell>
          <table:table-cell table:formula="of:=[$Data.$D40]+[$Data.$E40]" office:value-type="float" office:value="4.54641025641026" calcext:value-type="float">
            <text:p>4.54641025641026</text:p>
          </table:table-cell>
          <table:table-cell table:number-columns-repeated="5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formula="of:=IF([$Data.$F41]&lt;(1.1*MIN([$Data.$F$2:.$F$81]));MAX([$Data.$F$2:.$F$81]);0)-[$Data.$C41]" office:value-type="float" office:value="0" calcext:value-type="float">
            <text:p>0</text:p>
          </table:table-cell>
          <table:table-cell table:style-name="ce1" table:formula="of:=IF([$Data.$F41]&lt;(1.001*MIN([$Data.$F$2:.$F$81]));MAX([$Data.$F$2:.$F$81]);0)" office:value-type="float" office:value="0" calcext:value-type="float">
            <text:p>0</text:p>
          </table:table-cell>
          <table:table-cell table:formula="of:=[$Data.$A41]*(1+COM.MICROSOFT.FLOOR.MATH([$Data.$A41]/3)/10)" office:value-type="float" office:value="4.4" calcext:value-type="float">
            <text:p>4.4</text:p>
          </table:table-cell>
          <table:table-cell table:formula="of:=1/[$Data.$A41]" office:value-type="float" office:value="0.25" calcext:value-type="float">
            <text:p>0.25</text:p>
          </table:table-cell>
          <table:table-cell table:formula="of:=[$Data.$D41]+[$Data.$E41]" office:value-type="float" office:value="4.65" calcext:value-type="float">
            <text:p>4.65</text:p>
          </table:table-cell>
          <table:table-cell table:number-columns-repeated="58"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1" table:formula="of:=IF([$Data.$F42]&lt;(1.1*MIN([$Data.$F$2:.$F$81]));MAX([$Data.$F$2:.$F$81]);0)-[$Data.$C42]" office:value-type="float" office:value="0" calcext:value-type="float">
            <text:p>0</text:p>
          </table:table-cell>
          <table:table-cell table:style-name="ce1" table:formula="of:=IF([$Data.$F42]&lt;(1.001*MIN([$Data.$F$2:.$F$81]));MAX([$Data.$F$2:.$F$81]);0)" office:value-type="float" office:value="0" calcext:value-type="float">
            <text:p>0</text:p>
          </table:table-cell>
          <table:table-cell table:formula="of:=[$Data.$A42]*(1+COM.MICROSOFT.FLOOR.MATH([$Data.$A42]/3)/10)" office:value-type="float" office:value="4.51" calcext:value-type="float">
            <text:p>4.51</text:p>
          </table:table-cell>
          <table:table-cell table:formula="of:=1/[$Data.$A42]" office:value-type="float" office:value="0.24390243902439" calcext:value-type="float">
            <text:p>0.24390243902439</text:p>
          </table:table-cell>
          <table:table-cell table:formula="of:=[$Data.$D42]+[$Data.$E42]" office:value-type="float" office:value="4.75390243902439" calcext:value-type="float">
            <text:p>4.75390243902439</text:p>
          </table:table-cell>
          <table:table-cell table:number-columns-repeated="58"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1" table:formula="of:=IF([$Data.$F43]&lt;(1.1*MIN([$Data.$F$2:.$F$81]));MAX([$Data.$F$2:.$F$81]);0)-[$Data.$C43]" office:value-type="float" office:value="0" calcext:value-type="float">
            <text:p>0</text:p>
          </table:table-cell>
          <table:table-cell table:style-name="ce1" table:formula="of:=IF([$Data.$F43]&lt;(1.001*MIN([$Data.$F$2:.$F$81]));MAX([$Data.$F$2:.$F$81]);0)" office:value-type="float" office:value="0" calcext:value-type="float">
            <text:p>0</text:p>
          </table:table-cell>
          <table:table-cell table:formula="of:=[$Data.$A43]*(1+COM.MICROSOFT.FLOOR.MATH([$Data.$A43]/3)/10)" office:value-type="float" office:value="4.62" calcext:value-type="float">
            <text:p>4.62</text:p>
          </table:table-cell>
          <table:table-cell table:formula="of:=1/[$Data.$A43]" office:value-type="float" office:value="0.238095238095238" calcext:value-type="float">
            <text:p>0.238095238095238</text:p>
          </table:table-cell>
          <table:table-cell table:formula="of:=[$Data.$D43]+[$Data.$E43]" office:value-type="float" office:value="4.85809523809524" calcext:value-type="float">
            <text:p>4.85809523809524</text:p>
          </table:table-cell>
          <table:table-cell table:number-columns-repeated="58"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1" table:formula="of:=IF([$Data.$F44]&lt;(1.1*MIN([$Data.$F$2:.$F$81]));MAX([$Data.$F$2:.$F$81]);0)-[$Data.$C44]" office:value-type="float" office:value="0" calcext:value-type="float">
            <text:p>0</text:p>
          </table:table-cell>
          <table:table-cell table:style-name="ce1" table:formula="of:=IF([$Data.$F44]&lt;(1.001*MIN([$Data.$F$2:.$F$81]));MAX([$Data.$F$2:.$F$81]);0)" office:value-type="float" office:value="0" calcext:value-type="float">
            <text:p>0</text:p>
          </table:table-cell>
          <table:table-cell table:formula="of:=[$Data.$A44]*(1+COM.MICROSOFT.FLOOR.MATH([$Data.$A44]/3)/10)" office:value-type="float" office:value="4.73" calcext:value-type="float">
            <text:p>4.73</text:p>
          </table:table-cell>
          <table:table-cell table:formula="of:=1/[$Data.$A44]" office:value-type="float" office:value="0.232558139534884" calcext:value-type="float">
            <text:p>0.232558139534884</text:p>
          </table:table-cell>
          <table:table-cell table:formula="of:=[$Data.$D44]+[$Data.$E44]" office:value-type="float" office:value="4.96255813953488" calcext:value-type="float">
            <text:p>4.96255813953488</text:p>
          </table:table-cell>
          <table:table-cell table:number-columns-repeated="58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1" table:formula="of:=IF([$Data.$F45]&lt;(1.1*MIN([$Data.$F$2:.$F$81]));MAX([$Data.$F$2:.$F$81]);0)-[$Data.$C45]" office:value-type="float" office:value="0" calcext:value-type="float">
            <text:p>0</text:p>
          </table:table-cell>
          <table:table-cell table:style-name="ce1" table:formula="of:=IF([$Data.$F45]&lt;(1.001*MIN([$Data.$F$2:.$F$81]));MAX([$Data.$F$2:.$F$81]);0)" office:value-type="float" office:value="0" calcext:value-type="float">
            <text:p>0</text:p>
          </table:table-cell>
          <table:table-cell table:formula="of:=[$Data.$A45]*(1+COM.MICROSOFT.FLOOR.MATH([$Data.$A45]/3)/10)" office:value-type="float" office:value="4.84" calcext:value-type="float">
            <text:p>4.84</text:p>
          </table:table-cell>
          <table:table-cell table:formula="of:=1/[$Data.$A45]" office:value-type="float" office:value="0.227272727272727" calcext:value-type="float">
            <text:p>0.227272727272727</text:p>
          </table:table-cell>
          <table:table-cell table:formula="of:=[$Data.$D45]+[$Data.$E45]" office:value-type="float" office:value="5.06727272727273" calcext:value-type="float">
            <text:p>5.06727272727273</text:p>
          </table:table-cell>
          <table:table-cell table:number-columns-repeated="58"/>
        </table:table-row>
        <table:table-row table:style-name="ro2">
          <table:table-cell office:value-type="float" office:value="4.5" calcext:value-type="float">
            <text:p>4.5</text:p>
          </table:table-cell>
          <table:table-cell table:style-name="ce1" table:formula="of:=IF([$Data.$F46]&lt;(1.1*MIN([$Data.$F$2:.$F$81]));MAX([$Data.$F$2:.$F$81]);0)-[$Data.$C46]" office:value-type="float" office:value="0" calcext:value-type="float">
            <text:p>0</text:p>
          </table:table-cell>
          <table:table-cell table:style-name="ce1" table:formula="of:=IF([$Data.$F46]&lt;(1.001*MIN([$Data.$F$2:.$F$81]));MAX([$Data.$F$2:.$F$81]);0)" office:value-type="float" office:value="0" calcext:value-type="float">
            <text:p>0</text:p>
          </table:table-cell>
          <table:table-cell table:formula="of:=[$Data.$A46]*(1+COM.MICROSOFT.FLOOR.MATH([$Data.$A46]/3)/10)" office:value-type="float" office:value="4.95" calcext:value-type="float">
            <text:p>4.95</text:p>
          </table:table-cell>
          <table:table-cell table:formula="of:=1/[$Data.$A46]" office:value-type="float" office:value="0.222222222222222" calcext:value-type="float">
            <text:p>0.222222222222222</text:p>
          </table:table-cell>
          <table:table-cell table:formula="of:=[$Data.$D46]+[$Data.$E46]" office:value-type="float" office:value="5.17222222222222" calcext:value-type="float">
            <text:p>5.17222222222222</text:p>
          </table:table-cell>
          <table:table-cell table:number-columns-repeated="58"/>
        </table:table-row>
        <table:table-row table:style-name="ro2">
          <table:table-cell office:value-type="float" office:value="4.6" calcext:value-type="float">
            <text:p>4.6</text:p>
          </table:table-cell>
          <table:table-cell table:style-name="ce1" table:formula="of:=IF([$Data.$F47]&lt;(1.1*MIN([$Data.$F$2:.$F$81]));MAX([$Data.$F$2:.$F$81]);0)-[$Data.$C47]" office:value-type="float" office:value="0" calcext:value-type="float">
            <text:p>0</text:p>
          </table:table-cell>
          <table:table-cell table:style-name="ce1" table:formula="of:=IF([$Data.$F47]&lt;(1.001*MIN([$Data.$F$2:.$F$81]));MAX([$Data.$F$2:.$F$81]);0)" office:value-type="float" office:value="0" calcext:value-type="float">
            <text:p>0</text:p>
          </table:table-cell>
          <table:table-cell table:formula="of:=[$Data.$A47]*(1+COM.MICROSOFT.FLOOR.MATH([$Data.$A47]/3)/10)" office:value-type="float" office:value="5.06" calcext:value-type="float">
            <text:p>5.06</text:p>
          </table:table-cell>
          <table:table-cell table:formula="of:=1/[$Data.$A47]" office:value-type="float" office:value="0.217391304347826" calcext:value-type="float">
            <text:p>0.217391304347826</text:p>
          </table:table-cell>
          <table:table-cell table:formula="of:=[$Data.$D47]+[$Data.$E47]" office:value-type="float" office:value="5.27739130434783" calcext:value-type="float">
            <text:p>5.27739130434783</text:p>
          </table:table-cell>
          <table:table-cell table:number-columns-repeated="58"/>
        </table:table-row>
        <table:table-row table:style-name="ro2">
          <table:table-cell office:value-type="float" office:value="4.7" calcext:value-type="float">
            <text:p>4.7</text:p>
          </table:table-cell>
          <table:table-cell table:style-name="ce1" table:formula="of:=IF([$Data.$F48]&lt;(1.1*MIN([$Data.$F$2:.$F$81]));MAX([$Data.$F$2:.$F$81]);0)-[$Data.$C48]" office:value-type="float" office:value="0" calcext:value-type="float">
            <text:p>0</text:p>
          </table:table-cell>
          <table:table-cell table:style-name="ce1" table:formula="of:=IF([$Data.$F48]&lt;(1.001*MIN([$Data.$F$2:.$F$81]));MAX([$Data.$F$2:.$F$81]);0)" office:value-type="float" office:value="0" calcext:value-type="float">
            <text:p>0</text:p>
          </table:table-cell>
          <table:table-cell table:formula="of:=[$Data.$A48]*(1+COM.MICROSOFT.FLOOR.MATH([$Data.$A48]/3)/10)" office:value-type="float" office:value="5.17" calcext:value-type="float">
            <text:p>5.17</text:p>
          </table:table-cell>
          <table:table-cell table:formula="of:=1/[$Data.$A48]" office:value-type="float" office:value="0.212765957446808" calcext:value-type="float">
            <text:p>0.212765957446808</text:p>
          </table:table-cell>
          <table:table-cell table:formula="of:=[$Data.$D48]+[$Data.$E48]" office:value-type="float" office:value="5.38276595744681" calcext:value-type="float">
            <text:p>5.38276595744681</text:p>
          </table:table-cell>
          <table:table-cell table:number-columns-repeated="58"/>
        </table:table-row>
        <table:table-row table:style-name="ro2">
          <table:table-cell office:value-type="float" office:value="4.8" calcext:value-type="float">
            <text:p>4.8</text:p>
          </table:table-cell>
          <table:table-cell table:style-name="ce1" table:formula="of:=IF([$Data.$F49]&lt;(1.1*MIN([$Data.$F$2:.$F$81]));MAX([$Data.$F$2:.$F$81]);0)-[$Data.$C49]" office:value-type="float" office:value="0" calcext:value-type="float">
            <text:p>0</text:p>
          </table:table-cell>
          <table:table-cell table:style-name="ce1" table:formula="of:=IF([$Data.$F49]&lt;(1.001*MIN([$Data.$F$2:.$F$81]));MAX([$Data.$F$2:.$F$81]);0)" office:value-type="float" office:value="0" calcext:value-type="float">
            <text:p>0</text:p>
          </table:table-cell>
          <table:table-cell table:formula="of:=[$Data.$A49]*(1+COM.MICROSOFT.FLOOR.MATH([$Data.$A49]/3)/10)" office:value-type="float" office:value="5.28" calcext:value-type="float">
            <text:p>5.28</text:p>
          </table:table-cell>
          <table:table-cell table:formula="of:=1/[$Data.$A49]" office:value-type="float" office:value="0.208333333333333" calcext:value-type="float">
            <text:p>0.208333333333333</text:p>
          </table:table-cell>
          <table:table-cell table:formula="of:=[$Data.$D49]+[$Data.$E49]" office:value-type="float" office:value="5.48833333333333" calcext:value-type="float">
            <text:p>5.48833333333333</text:p>
          </table:table-cell>
          <table:table-cell table:number-columns-repeated="58"/>
        </table:table-row>
        <table:table-row table:style-name="ro2">
          <table:table-cell office:value-type="float" office:value="4.9" calcext:value-type="float">
            <text:p>4.9</text:p>
          </table:table-cell>
          <table:table-cell table:style-name="ce1" table:formula="of:=IF([$Data.$F50]&lt;(1.1*MIN([$Data.$F$2:.$F$81]));MAX([$Data.$F$2:.$F$81]);0)-[$Data.$C50]" office:value-type="float" office:value="0" calcext:value-type="float">
            <text:p>0</text:p>
          </table:table-cell>
          <table:table-cell table:style-name="ce1" table:formula="of:=IF([$Data.$F50]&lt;(1.001*MIN([$Data.$F$2:.$F$81]));MAX([$Data.$F$2:.$F$81]);0)" office:value-type="float" office:value="0" calcext:value-type="float">
            <text:p>0</text:p>
          </table:table-cell>
          <table:table-cell table:formula="of:=[$Data.$A50]*(1+COM.MICROSOFT.FLOOR.MATH([$Data.$A50]/3)/10)" office:value-type="float" office:value="5.39" calcext:value-type="float">
            <text:p>5.39</text:p>
          </table:table-cell>
          <table:table-cell table:formula="of:=1/[$Data.$A50]" office:value-type="float" office:value="0.204081632653061" calcext:value-type="float">
            <text:p>0.204081632653061</text:p>
          </table:table-cell>
          <table:table-cell table:formula="of:=[$Data.$D50]+[$Data.$E50]" office:value-type="float" office:value="5.59408163265306" calcext:value-type="float">
            <text:p>5.59408163265306</text:p>
          </table:table-cell>
          <table:table-cell table:number-columns-repeated="5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formula="of:=IF([$Data.$F51]&lt;(1.1*MIN([$Data.$F$2:.$F$81]));MAX([$Data.$F$2:.$F$81]);0)-[$Data.$C51]" office:value-type="float" office:value="0" calcext:value-type="float">
            <text:p>0</text:p>
          </table:table-cell>
          <table:table-cell table:style-name="ce1" table:formula="of:=IF([$Data.$F51]&lt;(1.001*MIN([$Data.$F$2:.$F$81]));MAX([$Data.$F$2:.$F$81]);0)" office:value-type="float" office:value="0" calcext:value-type="float">
            <text:p>0</text:p>
          </table:table-cell>
          <table:table-cell table:formula="of:=[$Data.$A51]*(1+COM.MICROSOFT.FLOOR.MATH([$Data.$A51]/3)/10)" office:value-type="float" office:value="5.5" calcext:value-type="float">
            <text:p>5.5</text:p>
          </table:table-cell>
          <table:table-cell table:formula="of:=1/[$Data.$A51]" office:value-type="float" office:value="0.2" calcext:value-type="float">
            <text:p>0.2</text:p>
          </table:table-cell>
          <table:table-cell table:formula="of:=[$Data.$D51]+[$Data.$E51]" office:value-type="float" office:value="5.7" calcext:value-type="float">
            <text:p>5.7</text:p>
          </table:table-cell>
          <table:table-cell table:number-columns-repeated="58"/>
        </table:table-row>
        <table:table-row table:style-name="ro2">
          <table:table-cell office:value-type="float" office:value="5.1" calcext:value-type="float">
            <text:p>5.1</text:p>
          </table:table-cell>
          <table:table-cell table:style-name="ce1" table:formula="of:=IF([$Data.$F52]&lt;(1.1*MIN([$Data.$F$2:.$F$81]));MAX([$Data.$F$2:.$F$81]);0)-[$Data.$C52]" office:value-type="float" office:value="0" calcext:value-type="float">
            <text:p>0</text:p>
          </table:table-cell>
          <table:table-cell table:style-name="ce1" table:formula="of:=IF([$Data.$F52]&lt;(1.001*MIN([$Data.$F$2:.$F$81]));MAX([$Data.$F$2:.$F$81]);0)" office:value-type="float" office:value="0" calcext:value-type="float">
            <text:p>0</text:p>
          </table:table-cell>
          <table:table-cell table:formula="of:=[$Data.$A52]*(1+COM.MICROSOFT.FLOOR.MATH([$Data.$A52]/3)/10)" office:value-type="float" office:value="5.61" calcext:value-type="float">
            <text:p>5.61</text:p>
          </table:table-cell>
          <table:table-cell table:formula="of:=1/[$Data.$A52]" office:value-type="float" office:value="0.196078431372549" calcext:value-type="float">
            <text:p>0.196078431372549</text:p>
          </table:table-cell>
          <table:table-cell table:formula="of:=[$Data.$D52]+[$Data.$E52]" office:value-type="float" office:value="5.80607843137255" calcext:value-type="float">
            <text:p>5.80607843137255</text:p>
          </table:table-cell>
          <table:table-cell table:number-columns-repeated="58"/>
        </table:table-row>
        <table:table-row table:style-name="ro2">
          <table:table-cell office:value-type="float" office:value="5.2" calcext:value-type="float">
            <text:p>5.2</text:p>
          </table:table-cell>
          <table:table-cell table:style-name="ce1" table:formula="of:=IF([$Data.$F53]&lt;(1.1*MIN([$Data.$F$2:.$F$81]));MAX([$Data.$F$2:.$F$81]);0)-[$Data.$C53]" office:value-type="float" office:value="0" calcext:value-type="float">
            <text:p>0</text:p>
          </table:table-cell>
          <table:table-cell table:style-name="ce1" table:formula="of:=IF([$Data.$F53]&lt;(1.001*MIN([$Data.$F$2:.$F$81]));MAX([$Data.$F$2:.$F$81]);0)" office:value-type="float" office:value="0" calcext:value-type="float">
            <text:p>0</text:p>
          </table:table-cell>
          <table:table-cell table:formula="of:=[$Data.$A53]*(1+COM.MICROSOFT.FLOOR.MATH([$Data.$A53]/3)/10)" office:value-type="float" office:value="5.72" calcext:value-type="float">
            <text:p>5.72</text:p>
          </table:table-cell>
          <table:table-cell table:formula="of:=1/[$Data.$A53]" office:value-type="float" office:value="0.192307692307692" calcext:value-type="float">
            <text:p>0.192307692307692</text:p>
          </table:table-cell>
          <table:table-cell table:formula="of:=[$Data.$D53]+[$Data.$E53]" office:value-type="float" office:value="5.91230769230769" calcext:value-type="float">
            <text:p>5.91230769230769</text:p>
          </table:table-cell>
          <table:table-cell table:number-columns-repeated="58"/>
        </table:table-row>
        <table:table-row table:style-name="ro2">
          <table:table-cell office:value-type="float" office:value="5.3" calcext:value-type="float">
            <text:p>5.3</text:p>
          </table:table-cell>
          <table:table-cell table:style-name="ce1" table:formula="of:=IF([$Data.$F54]&lt;(1.1*MIN([$Data.$F$2:.$F$81]));MAX([$Data.$F$2:.$F$81]);0)-[$Data.$C54]" office:value-type="float" office:value="0" calcext:value-type="float">
            <text:p>0</text:p>
          </table:table-cell>
          <table:table-cell table:style-name="ce1" table:formula="of:=IF([$Data.$F54]&lt;(1.001*MIN([$Data.$F$2:.$F$81]));MAX([$Data.$F$2:.$F$81]);0)" office:value-type="float" office:value="0" calcext:value-type="float">
            <text:p>0</text:p>
          </table:table-cell>
          <table:table-cell table:formula="of:=[$Data.$A54]*(1+COM.MICROSOFT.FLOOR.MATH([$Data.$A54]/3)/10)" office:value-type="float" office:value="5.83" calcext:value-type="float">
            <text:p>5.83</text:p>
          </table:table-cell>
          <table:table-cell table:formula="of:=1/[$Data.$A54]" office:value-type="float" office:value="0.188679245283019" calcext:value-type="float">
            <text:p>0.188679245283019</text:p>
          </table:table-cell>
          <table:table-cell table:formula="of:=[$Data.$D54]+[$Data.$E54]" office:value-type="float" office:value="6.01867924528302" calcext:value-type="float">
            <text:p>6.01867924528302</text:p>
          </table:table-cell>
          <table:table-cell table:number-columns-repeated="58"/>
        </table:table-row>
        <table:table-row table:style-name="ro2">
          <table:table-cell office:value-type="float" office:value="5.4" calcext:value-type="float">
            <text:p>5.4</text:p>
          </table:table-cell>
          <table:table-cell table:style-name="ce1" table:formula="of:=IF([$Data.$F55]&lt;(1.1*MIN([$Data.$F$2:.$F$81]));MAX([$Data.$F$2:.$F$81]);0)-[$Data.$C55]" office:value-type="float" office:value="0" calcext:value-type="float">
            <text:p>0</text:p>
          </table:table-cell>
          <table:table-cell table:style-name="ce1" table:formula="of:=IF([$Data.$F55]&lt;(1.001*MIN([$Data.$F$2:.$F$81]));MAX([$Data.$F$2:.$F$81]);0)" office:value-type="float" office:value="0" calcext:value-type="float">
            <text:p>0</text:p>
          </table:table-cell>
          <table:table-cell table:formula="of:=[$Data.$A55]*(1+COM.MICROSOFT.FLOOR.MATH([$Data.$A55]/3)/10)" office:value-type="float" office:value="5.94" calcext:value-type="float">
            <text:p>5.94</text:p>
          </table:table-cell>
          <table:table-cell table:formula="of:=1/[$Data.$A55]" office:value-type="float" office:value="0.185185185185185" calcext:value-type="float">
            <text:p>0.185185185185185</text:p>
          </table:table-cell>
          <table:table-cell table:formula="of:=[$Data.$D55]+[$Data.$E55]" office:value-type="float" office:value="6.12518518518519" calcext:value-type="float">
            <text:p>6.12518518518519</text:p>
          </table:table-cell>
          <table:table-cell table:number-columns-repeated="58"/>
        </table:table-row>
        <table:table-row table:style-name="ro2">
          <table:table-cell office:value-type="float" office:value="5.5" calcext:value-type="float">
            <text:p>5.5</text:p>
          </table:table-cell>
          <table:table-cell table:style-name="ce1" table:formula="of:=IF([$Data.$F56]&lt;(1.1*MIN([$Data.$F$2:.$F$81]));MAX([$Data.$F$2:.$F$81]);0)-[$Data.$C56]" office:value-type="float" office:value="0" calcext:value-type="float">
            <text:p>0</text:p>
          </table:table-cell>
          <table:table-cell table:style-name="ce1" table:formula="of:=IF([$Data.$F56]&lt;(1.001*MIN([$Data.$F$2:.$F$81]));MAX([$Data.$F$2:.$F$81]);0)" office:value-type="float" office:value="0" calcext:value-type="float">
            <text:p>0</text:p>
          </table:table-cell>
          <table:table-cell table:formula="of:=[$Data.$A56]*(1+COM.MICROSOFT.FLOOR.MATH([$Data.$A56]/3)/10)" office:value-type="float" office:value="6.05" calcext:value-type="float">
            <text:p>6.05</text:p>
          </table:table-cell>
          <table:table-cell table:formula="of:=1/[$Data.$A56]" office:value-type="float" office:value="0.181818181818182" calcext:value-type="float">
            <text:p>0.181818181818182</text:p>
          </table:table-cell>
          <table:table-cell table:formula="of:=[$Data.$D56]+[$Data.$E56]" office:value-type="float" office:value="6.23181818181818" calcext:value-type="float">
            <text:p>6.23181818181818</text:p>
          </table:table-cell>
          <table:table-cell table:number-columns-repeated="58"/>
        </table:table-row>
        <table:table-row table:style-name="ro2">
          <table:table-cell office:value-type="float" office:value="5.6" calcext:value-type="float">
            <text:p>5.6</text:p>
          </table:table-cell>
          <table:table-cell table:style-name="ce1" table:formula="of:=IF([$Data.$F57]&lt;(1.1*MIN([$Data.$F$2:.$F$81]));MAX([$Data.$F$2:.$F$81]);0)-[$Data.$C57]" office:value-type="float" office:value="0" calcext:value-type="float">
            <text:p>0</text:p>
          </table:table-cell>
          <table:table-cell table:style-name="ce1" table:formula="of:=IF([$Data.$F57]&lt;(1.001*MIN([$Data.$F$2:.$F$81]));MAX([$Data.$F$2:.$F$81]);0)" office:value-type="float" office:value="0" calcext:value-type="float">
            <text:p>0</text:p>
          </table:table-cell>
          <table:table-cell table:formula="of:=[$Data.$A57]*(1+COM.MICROSOFT.FLOOR.MATH([$Data.$A57]/3)/10)" office:value-type="float" office:value="6.16" calcext:value-type="float">
            <text:p>6.16</text:p>
          </table:table-cell>
          <table:table-cell table:formula="of:=1/[$Data.$A57]" office:value-type="float" office:value="0.178571428571429" calcext:value-type="float">
            <text:p>0.178571428571429</text:p>
          </table:table-cell>
          <table:table-cell table:formula="of:=[$Data.$D57]+[$Data.$E57]" office:value-type="float" office:value="6.33857142857143" calcext:value-type="float">
            <text:p>6.33857142857143</text:p>
          </table:table-cell>
          <table:table-cell table:number-columns-repeated="58"/>
        </table:table-row>
        <table:table-row table:style-name="ro2">
          <table:table-cell office:value-type="float" office:value="5.7" calcext:value-type="float">
            <text:p>5.7</text:p>
          </table:table-cell>
          <table:table-cell table:style-name="ce1" table:formula="of:=IF([$Data.$F58]&lt;(1.1*MIN([$Data.$F$2:.$F$81]));MAX([$Data.$F$2:.$F$81]);0)-[$Data.$C58]" office:value-type="float" office:value="0" calcext:value-type="float">
            <text:p>0</text:p>
          </table:table-cell>
          <table:table-cell table:style-name="ce1" table:formula="of:=IF([$Data.$F58]&lt;(1.001*MIN([$Data.$F$2:.$F$81]));MAX([$Data.$F$2:.$F$81]);0)" office:value-type="float" office:value="0" calcext:value-type="float">
            <text:p>0</text:p>
          </table:table-cell>
          <table:table-cell table:formula="of:=[$Data.$A58]*(1+COM.MICROSOFT.FLOOR.MATH([$Data.$A58]/3)/10)" office:value-type="float" office:value="6.27" calcext:value-type="float">
            <text:p>6.27</text:p>
          </table:table-cell>
          <table:table-cell table:formula="of:=1/[$Data.$A58]" office:value-type="float" office:value="0.175438596491228" calcext:value-type="float">
            <text:p>0.175438596491228</text:p>
          </table:table-cell>
          <table:table-cell table:formula="of:=[$Data.$D58]+[$Data.$E58]" office:value-type="float" office:value="6.44543859649123" calcext:value-type="float">
            <text:p>6.44543859649123</text:p>
          </table:table-cell>
          <table:table-cell table:number-columns-repeated="58"/>
        </table:table-row>
        <table:table-row table:style-name="ro2">
          <table:table-cell office:value-type="float" office:value="5.8" calcext:value-type="float">
            <text:p>5.8</text:p>
          </table:table-cell>
          <table:table-cell table:style-name="ce1" table:formula="of:=IF([$Data.$F59]&lt;(1.1*MIN([$Data.$F$2:.$F$81]));MAX([$Data.$F$2:.$F$81]);0)-[$Data.$C59]" office:value-type="float" office:value="0" calcext:value-type="float">
            <text:p>0</text:p>
          </table:table-cell>
          <table:table-cell table:style-name="ce1" table:formula="of:=IF([$Data.$F59]&lt;(1.001*MIN([$Data.$F$2:.$F$81]));MAX([$Data.$F$2:.$F$81]);0)" office:value-type="float" office:value="0" calcext:value-type="float">
            <text:p>0</text:p>
          </table:table-cell>
          <table:table-cell table:formula="of:=[$Data.$A59]*(1+COM.MICROSOFT.FLOOR.MATH([$Data.$A59]/3)/10)" office:value-type="float" office:value="6.38" calcext:value-type="float">
            <text:p>6.38</text:p>
          </table:table-cell>
          <table:table-cell table:formula="of:=1/[$Data.$A59]" office:value-type="float" office:value="0.172413793103448" calcext:value-type="float">
            <text:p>0.172413793103448</text:p>
          </table:table-cell>
          <table:table-cell table:formula="of:=[$Data.$D59]+[$Data.$E59]" office:value-type="float" office:value="6.55241379310345" calcext:value-type="float">
            <text:p>6.55241379310345</text:p>
          </table:table-cell>
          <table:table-cell table:number-columns-repeated="58"/>
        </table:table-row>
        <table:table-row table:style-name="ro2">
          <table:table-cell office:value-type="float" office:value="5.9" calcext:value-type="float">
            <text:p>5.9</text:p>
          </table:table-cell>
          <table:table-cell table:style-name="ce1" table:formula="of:=IF([$Data.$F60]&lt;(1.1*MIN([$Data.$F$2:.$F$81]));MAX([$Data.$F$2:.$F$81]);0)-[$Data.$C60]" office:value-type="float" office:value="0" calcext:value-type="float">
            <text:p>0</text:p>
          </table:table-cell>
          <table:table-cell table:style-name="ce1" table:formula="of:=IF([$Data.$F60]&lt;(1.001*MIN([$Data.$F$2:.$F$81]));MAX([$Data.$F$2:.$F$81]);0)" office:value-type="float" office:value="0" calcext:value-type="float">
            <text:p>0</text:p>
          </table:table-cell>
          <table:table-cell table:formula="of:=[$Data.$A60]*(1+COM.MICROSOFT.FLOOR.MATH([$Data.$A60]/3)/10)" office:value-type="float" office:value="6.49" calcext:value-type="float">
            <text:p>6.49</text:p>
          </table:table-cell>
          <table:table-cell table:formula="of:=1/[$Data.$A60]" office:value-type="float" office:value="0.169491525423729" calcext:value-type="float">
            <text:p>0.169491525423729</text:p>
          </table:table-cell>
          <table:table-cell table:formula="of:=[$Data.$D60]+[$Data.$E60]" office:value-type="float" office:value="6.65949152542373" calcext:value-type="float">
            <text:p>6.65949152542373</text:p>
          </table:table-cell>
          <table:table-cell table:number-columns-repeated="5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table:formula="of:=IF([$Data.$F61]&lt;(1.1*MIN([$Data.$F$2:.$F$81]));MAX([$Data.$F$2:.$F$81]);0)-[$Data.$C61]" office:value-type="float" office:value="0" calcext:value-type="float">
            <text:p>0</text:p>
          </table:table-cell>
          <table:table-cell table:style-name="ce1" table:formula="of:=IF([$Data.$F61]&lt;(1.001*MIN([$Data.$F$2:.$F$81]));MAX([$Data.$F$2:.$F$81]);0)" office:value-type="float" office:value="0" calcext:value-type="float">
            <text:p>0</text:p>
          </table:table-cell>
          <table:table-cell table:formula="of:=[$Data.$A61]*(1+COM.MICROSOFT.FLOOR.MATH([$Data.$A61]/3)/10)" office:value-type="float" office:value="7.2" calcext:value-type="float">
            <text:p>7.2</text:p>
          </table:table-cell>
          <table:table-cell table:formula="of:=1/[$Data.$A61]" office:value-type="float" office:value="0.166666666666667" calcext:value-type="float">
            <text:p>0.166666666666667</text:p>
          </table:table-cell>
          <table:table-cell table:formula="of:=[$Data.$D61]+[$Data.$E61]" office:value-type="float" office:value="7.36666666666667" calcext:value-type="float">
            <text:p>7.36666666666667</text:p>
          </table:table-cell>
          <table:table-cell table:number-columns-repeated="58"/>
        </table:table-row>
        <table:table-row table:style-name="ro2">
          <table:table-cell office:value-type="float" office:value="6.1" calcext:value-type="float">
            <text:p>6.1</text:p>
          </table:table-cell>
          <table:table-cell table:style-name="ce1" table:formula="of:=IF([$Data.$F62]&lt;(1.1*MIN([$Data.$F$2:.$F$81]));MAX([$Data.$F$2:.$F$81]);0)-[$Data.$C62]" office:value-type="float" office:value="0" calcext:value-type="float">
            <text:p>0</text:p>
          </table:table-cell>
          <table:table-cell table:style-name="ce1" table:formula="of:=IF([$Data.$F62]&lt;(1.001*MIN([$Data.$F$2:.$F$81]));MAX([$Data.$F$2:.$F$81]);0)" office:value-type="float" office:value="0" calcext:value-type="float">
            <text:p>0</text:p>
          </table:table-cell>
          <table:table-cell table:formula="of:=[$Data.$A62]*(1+COM.MICROSOFT.FLOOR.MATH([$Data.$A62]/3)/10)" office:value-type="float" office:value="7.32" calcext:value-type="float">
            <text:p>7.32</text:p>
          </table:table-cell>
          <table:table-cell table:formula="of:=1/[$Data.$A62]" office:value-type="float" office:value="0.163934426229508" calcext:value-type="float">
            <text:p>0.163934426229508</text:p>
          </table:table-cell>
          <table:table-cell table:formula="of:=[$Data.$D62]+[$Data.$E62]" office:value-type="float" office:value="7.48393442622951" calcext:value-type="float">
            <text:p>7.48393442622951</text:p>
          </table:table-cell>
          <table:table-cell table:number-columns-repeated="58"/>
        </table:table-row>
        <table:table-row table:style-name="ro2">
          <table:table-cell office:value-type="float" office:value="6.2" calcext:value-type="float">
            <text:p>6.2</text:p>
          </table:table-cell>
          <table:table-cell table:style-name="ce1" table:formula="of:=IF([$Data.$F63]&lt;(1.1*MIN([$Data.$F$2:.$F$81]));MAX([$Data.$F$2:.$F$81]);0)-[$Data.$C63]" office:value-type="float" office:value="0" calcext:value-type="float">
            <text:p>0</text:p>
          </table:table-cell>
          <table:table-cell table:style-name="ce1" table:formula="of:=IF([$Data.$F63]&lt;(1.001*MIN([$Data.$F$2:.$F$81]));MAX([$Data.$F$2:.$F$81]);0)" office:value-type="float" office:value="0" calcext:value-type="float">
            <text:p>0</text:p>
          </table:table-cell>
          <table:table-cell table:formula="of:=[$Data.$A63]*(1+COM.MICROSOFT.FLOOR.MATH([$Data.$A63]/3)/10)" office:value-type="float" office:value="7.44" calcext:value-type="float">
            <text:p>7.44</text:p>
          </table:table-cell>
          <table:table-cell table:formula="of:=1/[$Data.$A63]" office:value-type="float" office:value="0.161290322580645" calcext:value-type="float">
            <text:p>0.161290322580645</text:p>
          </table:table-cell>
          <table:table-cell table:formula="of:=[$Data.$D63]+[$Data.$E63]" office:value-type="float" office:value="7.60129032258064" calcext:value-type="float">
            <text:p>7.60129032258064</text:p>
          </table:table-cell>
          <table:table-cell table:number-columns-repeated="58"/>
        </table:table-row>
        <table:table-row table:style-name="ro2">
          <table:table-cell office:value-type="float" office:value="6.3" calcext:value-type="float">
            <text:p>6.3</text:p>
          </table:table-cell>
          <table:table-cell table:style-name="ce1" table:formula="of:=IF([$Data.$F64]&lt;(1.1*MIN([$Data.$F$2:.$F$81]));MAX([$Data.$F$2:.$F$81]);0)-[$Data.$C64]" office:value-type="float" office:value="0" calcext:value-type="float">
            <text:p>0</text:p>
          </table:table-cell>
          <table:table-cell table:style-name="ce1" table:formula="of:=IF([$Data.$F64]&lt;(1.001*MIN([$Data.$F$2:.$F$81]));MAX([$Data.$F$2:.$F$81]);0)" office:value-type="float" office:value="0" calcext:value-type="float">
            <text:p>0</text:p>
          </table:table-cell>
          <table:table-cell table:formula="of:=[$Data.$A64]*(1+COM.MICROSOFT.FLOOR.MATH([$Data.$A64]/3)/10)" office:value-type="float" office:value="7.56" calcext:value-type="float">
            <text:p>7.56</text:p>
          </table:table-cell>
          <table:table-cell table:formula="of:=1/[$Data.$A64]" office:value-type="float" office:value="0.158730158730159" calcext:value-type="float">
            <text:p>0.158730158730159</text:p>
          </table:table-cell>
          <table:table-cell table:formula="of:=[$Data.$D64]+[$Data.$E64]" office:value-type="float" office:value="7.71873015873016" calcext:value-type="float">
            <text:p>7.71873015873016</text:p>
          </table:table-cell>
          <table:table-cell table:number-columns-repeated="58"/>
        </table:table-row>
        <table:table-row table:style-name="ro2">
          <table:table-cell office:value-type="float" office:value="6.4" calcext:value-type="float">
            <text:p>6.4</text:p>
          </table:table-cell>
          <table:table-cell table:style-name="ce1" table:formula="of:=IF([$Data.$F65]&lt;(1.1*MIN([$Data.$F$2:.$F$81]));MAX([$Data.$F$2:.$F$81]);0)-[$Data.$C65]" office:value-type="float" office:value="0" calcext:value-type="float">
            <text:p>0</text:p>
          </table:table-cell>
          <table:table-cell table:style-name="ce1" table:formula="of:=IF([$Data.$F65]&lt;(1.001*MIN([$Data.$F$2:.$F$81]));MAX([$Data.$F$2:.$F$81]);0)" office:value-type="float" office:value="0" calcext:value-type="float">
            <text:p>0</text:p>
          </table:table-cell>
          <table:table-cell table:formula="of:=[$Data.$A65]*(1+COM.MICROSOFT.FLOOR.MATH([$Data.$A65]/3)/10)" office:value-type="float" office:value="7.68" calcext:value-type="float">
            <text:p>7.68</text:p>
          </table:table-cell>
          <table:table-cell table:formula="of:=1/[$Data.$A65]" office:value-type="float" office:value="0.15625" calcext:value-type="float">
            <text:p>0.15625</text:p>
          </table:table-cell>
          <table:table-cell table:formula="of:=[$Data.$D65]+[$Data.$E65]" office:value-type="float" office:value="7.83625" calcext:value-type="float">
            <text:p>7.83625</text:p>
          </table:table-cell>
          <table:table-cell table:number-columns-repeated="58"/>
        </table:table-row>
        <table:table-row table:style-name="ro2">
          <table:table-cell office:value-type="float" office:value="6.5" calcext:value-type="float">
            <text:p>6.5</text:p>
          </table:table-cell>
          <table:table-cell table:style-name="ce1" table:formula="of:=IF([$Data.$F66]&lt;(1.1*MIN([$Data.$F$2:.$F$81]));MAX([$Data.$F$2:.$F$81]);0)-[$Data.$C66]" office:value-type="float" office:value="0" calcext:value-type="float">
            <text:p>0</text:p>
          </table:table-cell>
          <table:table-cell table:style-name="ce1" table:formula="of:=IF([$Data.$F66]&lt;(1.001*MIN([$Data.$F$2:.$F$81]));MAX([$Data.$F$2:.$F$81]);0)" office:value-type="float" office:value="0" calcext:value-type="float">
            <text:p>0</text:p>
          </table:table-cell>
          <table:table-cell table:formula="of:=[$Data.$A66]*(1+COM.MICROSOFT.FLOOR.MATH([$Data.$A66]/3)/10)" office:value-type="float" office:value="7.8" calcext:value-type="float">
            <text:p>7.8</text:p>
          </table:table-cell>
          <table:table-cell table:formula="of:=1/[$Data.$A66]" office:value-type="float" office:value="0.153846153846154" calcext:value-type="float">
            <text:p>0.153846153846154</text:p>
          </table:table-cell>
          <table:table-cell table:formula="of:=[$Data.$D66]+[$Data.$E66]" office:value-type="float" office:value="7.95384615384615" calcext:value-type="float">
            <text:p>7.95384615384615</text:p>
          </table:table-cell>
          <table:table-cell table:number-columns-repeated="58"/>
        </table:table-row>
        <table:table-row table:style-name="ro2">
          <table:table-cell office:value-type="float" office:value="6.6" calcext:value-type="float">
            <text:p>6.6</text:p>
          </table:table-cell>
          <table:table-cell table:style-name="ce1" table:formula="of:=IF([$Data.$F67]&lt;(1.1*MIN([$Data.$F$2:.$F$81]));MAX([$Data.$F$2:.$F$81]);0)-[$Data.$C67]" office:value-type="float" office:value="0" calcext:value-type="float">
            <text:p>0</text:p>
          </table:table-cell>
          <table:table-cell table:style-name="ce1" table:formula="of:=IF([$Data.$F67]&lt;(1.001*MIN([$Data.$F$2:.$F$81]));MAX([$Data.$F$2:.$F$81]);0)" office:value-type="float" office:value="0" calcext:value-type="float">
            <text:p>0</text:p>
          </table:table-cell>
          <table:table-cell table:formula="of:=[$Data.$A67]*(1+COM.MICROSOFT.FLOOR.MATH([$Data.$A67]/3)/10)" office:value-type="float" office:value="7.92" calcext:value-type="float">
            <text:p>7.92</text:p>
          </table:table-cell>
          <table:table-cell table:formula="of:=1/[$Data.$A67]" office:value-type="float" office:value="0.151515151515152" calcext:value-type="float">
            <text:p>0.151515151515152</text:p>
          </table:table-cell>
          <table:table-cell table:formula="of:=[$Data.$D67]+[$Data.$E67]" office:value-type="float" office:value="8.07151515151515" calcext:value-type="float">
            <text:p>8.07151515151515</text:p>
          </table:table-cell>
          <table:table-cell table:number-columns-repeated="58"/>
        </table:table-row>
        <table:table-row table:style-name="ro2">
          <table:table-cell office:value-type="float" office:value="6.7" calcext:value-type="float">
            <text:p>6.7</text:p>
          </table:table-cell>
          <table:table-cell table:style-name="ce1" table:formula="of:=IF([$Data.$F68]&lt;(1.1*MIN([$Data.$F$2:.$F$81]));MAX([$Data.$F$2:.$F$81]);0)-[$Data.$C68]" office:value-type="float" office:value="0" calcext:value-type="float">
            <text:p>0</text:p>
          </table:table-cell>
          <table:table-cell table:style-name="ce1" table:formula="of:=IF([$Data.$F68]&lt;(1.001*MIN([$Data.$F$2:.$F$81]));MAX([$Data.$F$2:.$F$81]);0)" office:value-type="float" office:value="0" calcext:value-type="float">
            <text:p>0</text:p>
          </table:table-cell>
          <table:table-cell table:formula="of:=[$Data.$A68]*(1+COM.MICROSOFT.FLOOR.MATH([$Data.$A68]/3)/10)" office:value-type="float" office:value="8.04" calcext:value-type="float">
            <text:p>8.04</text:p>
          </table:table-cell>
          <table:table-cell table:formula="of:=1/[$Data.$A68]" office:value-type="float" office:value="0.149253731343284" calcext:value-type="float">
            <text:p>0.149253731343284</text:p>
          </table:table-cell>
          <table:table-cell table:formula="of:=[$Data.$D68]+[$Data.$E68]" office:value-type="float" office:value="8.18925373134328" calcext:value-type="float">
            <text:p>8.18925373134328</text:p>
          </table:table-cell>
          <table:table-cell table:number-columns-repeated="58"/>
        </table:table-row>
        <table:table-row table:style-name="ro2">
          <table:table-cell office:value-type="float" office:value="6.8" calcext:value-type="float">
            <text:p>6.8</text:p>
          </table:table-cell>
          <table:table-cell table:style-name="ce1" table:formula="of:=IF([$Data.$F69]&lt;(1.1*MIN([$Data.$F$2:.$F$81]));MAX([$Data.$F$2:.$F$81]);0)-[$Data.$C69]" office:value-type="float" office:value="0" calcext:value-type="float">
            <text:p>0</text:p>
          </table:table-cell>
          <table:table-cell table:style-name="ce1" table:formula="of:=IF([$Data.$F69]&lt;(1.001*MIN([$Data.$F$2:.$F$81]));MAX([$Data.$F$2:.$F$81]);0)" office:value-type="float" office:value="0" calcext:value-type="float">
            <text:p>0</text:p>
          </table:table-cell>
          <table:table-cell table:formula="of:=[$Data.$A69]*(1+COM.MICROSOFT.FLOOR.MATH([$Data.$A69]/3)/10)" office:value-type="float" office:value="8.16" calcext:value-type="float">
            <text:p>8.16</text:p>
          </table:table-cell>
          <table:table-cell table:formula="of:=1/[$Data.$A69]" office:value-type="float" office:value="0.147058823529412" calcext:value-type="float">
            <text:p>0.147058823529412</text:p>
          </table:table-cell>
          <table:table-cell table:formula="of:=[$Data.$D69]+[$Data.$E69]" office:value-type="float" office:value="8.30705882352941" calcext:value-type="float">
            <text:p>8.30705882352941</text:p>
          </table:table-cell>
          <table:table-cell table:number-columns-repeated="58"/>
        </table:table-row>
        <table:table-row table:style-name="ro2">
          <table:table-cell office:value-type="float" office:value="6.9" calcext:value-type="float">
            <text:p>6.9</text:p>
          </table:table-cell>
          <table:table-cell table:style-name="ce1" table:formula="of:=IF([$Data.$F70]&lt;(1.1*MIN([$Data.$F$2:.$F$81]));MAX([$Data.$F$2:.$F$81]);0)-[$Data.$C70]" office:value-type="float" office:value="0" calcext:value-type="float">
            <text:p>0</text:p>
          </table:table-cell>
          <table:table-cell table:style-name="ce1" table:formula="of:=IF([$Data.$F70]&lt;(1.001*MIN([$Data.$F$2:.$F$81]));MAX([$Data.$F$2:.$F$81]);0)" office:value-type="float" office:value="0" calcext:value-type="float">
            <text:p>0</text:p>
          </table:table-cell>
          <table:table-cell table:formula="of:=[$Data.$A70]*(1+COM.MICROSOFT.FLOOR.MATH([$Data.$A70]/3)/10)" office:value-type="float" office:value="8.28" calcext:value-type="float">
            <text:p>8.28</text:p>
          </table:table-cell>
          <table:table-cell table:formula="of:=1/[$Data.$A70]" office:value-type="float" office:value="0.144927536231884" calcext:value-type="float">
            <text:p>0.144927536231884</text:p>
          </table:table-cell>
          <table:table-cell table:formula="of:=[$Data.$D70]+[$Data.$E70]" office:value-type="float" office:value="8.42492753623188" calcext:value-type="float">
            <text:p>8.42492753623188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table:formula="of:=IF([$Data.$F71]&lt;(1.1*MIN([$Data.$F$2:.$F$81]));MAX([$Data.$F$2:.$F$81]);0)-[$Data.$C71]" office:value-type="float" office:value="0" calcext:value-type="float">
            <text:p>0</text:p>
          </table:table-cell>
          <table:table-cell table:style-name="ce1" table:formula="of:=IF([$Data.$F71]&lt;(1.001*MIN([$Data.$F$2:.$F$81]));MAX([$Data.$F$2:.$F$81]);0)" office:value-type="float" office:value="0" calcext:value-type="float">
            <text:p>0</text:p>
          </table:table-cell>
          <table:table-cell table:formula="of:=[$Data.$A71]*(1+COM.MICROSOFT.FLOOR.MATH([$Data.$A71]/3)/10)" office:value-type="float" office:value="8.4" calcext:value-type="float">
            <text:p>8.4</text:p>
          </table:table-cell>
          <table:table-cell table:formula="of:=1/[$Data.$A71]" office:value-type="float" office:value="0.142857142857143" calcext:value-type="float">
            <text:p>0.142857142857143</text:p>
          </table:table-cell>
          <table:table-cell table:formula="of:=[$Data.$D71]+[$Data.$E71]" office:value-type="float" office:value="8.54285714285714" calcext:value-type="float">
            <text:p>8.54285714285714</text:p>
          </table:table-cell>
          <table:table-cell table:number-columns-repeated="58"/>
        </table:table-row>
        <table:table-row table:style-name="ro2">
          <table:table-cell office:value-type="float" office:value="7.1" calcext:value-type="float">
            <text:p>7.1</text:p>
          </table:table-cell>
          <table:table-cell table:style-name="ce1" table:formula="of:=IF([$Data.$F72]&lt;(1.1*MIN([$Data.$F$2:.$F$81]));MAX([$Data.$F$2:.$F$81]);0)-[$Data.$C72]" office:value-type="float" office:value="0" calcext:value-type="float">
            <text:p>0</text:p>
          </table:table-cell>
          <table:table-cell table:style-name="ce1" table:formula="of:=IF([$Data.$F72]&lt;(1.001*MIN([$Data.$F$2:.$F$81]));MAX([$Data.$F$2:.$F$81]);0)" office:value-type="float" office:value="0" calcext:value-type="float">
            <text:p>0</text:p>
          </table:table-cell>
          <table:table-cell table:formula="of:=[$Data.$A72]*(1+COM.MICROSOFT.FLOOR.MATH([$Data.$A72]/3)/10)" office:value-type="float" office:value="8.52" calcext:value-type="float">
            <text:p>8.52</text:p>
          </table:table-cell>
          <table:table-cell table:formula="of:=1/[$Data.$A72]" office:value-type="float" office:value="0.140845070422535" calcext:value-type="float">
            <text:p>0.140845070422535</text:p>
          </table:table-cell>
          <table:table-cell table:formula="of:=[$Data.$D72]+[$Data.$E72]" office:value-type="float" office:value="8.66084507042254" calcext:value-type="float">
            <text:p>8.66084507042254</text:p>
          </table:table-cell>
          <table:table-cell table:number-columns-repeated="58"/>
        </table:table-row>
        <table:table-row table:style-name="ro2">
          <table:table-cell office:value-type="float" office:value="7.2" calcext:value-type="float">
            <text:p>7.2</text:p>
          </table:table-cell>
          <table:table-cell table:style-name="ce1" table:formula="of:=IF([$Data.$F73]&lt;(1.1*MIN([$Data.$F$2:.$F$81]));MAX([$Data.$F$2:.$F$81]);0)-[$Data.$C73]" office:value-type="float" office:value="0" calcext:value-type="float">
            <text:p>0</text:p>
          </table:table-cell>
          <table:table-cell table:style-name="ce1" table:formula="of:=IF([$Data.$F73]&lt;(1.001*MIN([$Data.$F$2:.$F$81]));MAX([$Data.$F$2:.$F$81]);0)" office:value-type="float" office:value="0" calcext:value-type="float">
            <text:p>0</text:p>
          </table:table-cell>
          <table:table-cell table:formula="of:=[$Data.$A73]*(1+COM.MICROSOFT.FLOOR.MATH([$Data.$A73]/3)/10)" office:value-type="float" office:value="8.64" calcext:value-type="float">
            <text:p>8.64</text:p>
          </table:table-cell>
          <table:table-cell table:formula="of:=1/[$Data.$A73]" office:value-type="float" office:value="0.138888888888889" calcext:value-type="float">
            <text:p>0.138888888888889</text:p>
          </table:table-cell>
          <table:table-cell table:formula="of:=[$Data.$D73]+[$Data.$E73]" office:value-type="float" office:value="8.77888888888889" calcext:value-type="float">
            <text:p>8.77888888888889</text:p>
          </table:table-cell>
          <table:table-cell table:number-columns-repeated="58"/>
        </table:table-row>
        <table:table-row table:style-name="ro2">
          <table:table-cell office:value-type="float" office:value="7.3" calcext:value-type="float">
            <text:p>7.3</text:p>
          </table:table-cell>
          <table:table-cell table:style-name="ce1" table:formula="of:=IF([$Data.$F74]&lt;(1.1*MIN([$Data.$F$2:.$F$81]));MAX([$Data.$F$2:.$F$81]);0)-[$Data.$C74]" office:value-type="float" office:value="0" calcext:value-type="float">
            <text:p>0</text:p>
          </table:table-cell>
          <table:table-cell table:style-name="ce1" table:formula="of:=IF([$Data.$F74]&lt;(1.001*MIN([$Data.$F$2:.$F$81]));MAX([$Data.$F$2:.$F$81]);0)" office:value-type="float" office:value="0" calcext:value-type="float">
            <text:p>0</text:p>
          </table:table-cell>
          <table:table-cell table:formula="of:=[$Data.$A74]*(1+COM.MICROSOFT.FLOOR.MATH([$Data.$A74]/3)/10)" office:value-type="float" office:value="8.76" calcext:value-type="float">
            <text:p>8.76</text:p>
          </table:table-cell>
          <table:table-cell table:formula="of:=1/[$Data.$A74]" office:value-type="float" office:value="0.136986301369863" calcext:value-type="float">
            <text:p>0.136986301369863</text:p>
          </table:table-cell>
          <table:table-cell table:formula="of:=[$Data.$D74]+[$Data.$E74]" office:value-type="float" office:value="8.89698630136986" calcext:value-type="float">
            <text:p>8.89698630136986</text:p>
          </table:table-cell>
          <table:table-cell table:number-columns-repeated="58"/>
        </table:table-row>
        <table:table-row table:style-name="ro2">
          <table:table-cell office:value-type="float" office:value="7.4" calcext:value-type="float">
            <text:p>7.4</text:p>
          </table:table-cell>
          <table:table-cell table:style-name="ce1" table:formula="of:=IF([$Data.$F75]&lt;(1.1*MIN([$Data.$F$2:.$F$81]));MAX([$Data.$F$2:.$F$81]);0)-[$Data.$C75]" office:value-type="float" office:value="0" calcext:value-type="float">
            <text:p>0</text:p>
          </table:table-cell>
          <table:table-cell table:style-name="ce1" table:formula="of:=IF([$Data.$F75]&lt;(1.001*MIN([$Data.$F$2:.$F$81]));MAX([$Data.$F$2:.$F$81]);0)" office:value-type="float" office:value="0" calcext:value-type="float">
            <text:p>0</text:p>
          </table:table-cell>
          <table:table-cell table:formula="of:=[$Data.$A75]*(1+COM.MICROSOFT.FLOOR.MATH([$Data.$A75]/3)/10)" office:value-type="float" office:value="8.88" calcext:value-type="float">
            <text:p>8.88</text:p>
          </table:table-cell>
          <table:table-cell table:formula="of:=1/[$Data.$A75]" office:value-type="float" office:value="0.135135135135135" calcext:value-type="float">
            <text:p>0.135135135135135</text:p>
          </table:table-cell>
          <table:table-cell table:formula="of:=[$Data.$D75]+[$Data.$E75]" office:value-type="float" office:value="9.01513513513514" calcext:value-type="float">
            <text:p>9.01513513513514</text:p>
          </table:table-cell>
          <table:table-cell table:number-columns-repeated="58"/>
        </table:table-row>
        <table:table-row table:style-name="ro2">
          <table:table-cell office:value-type="float" office:value="7.5" calcext:value-type="float">
            <text:p>7.5</text:p>
          </table:table-cell>
          <table:table-cell table:style-name="ce1" table:formula="of:=IF([$Data.$F76]&lt;(1.1*MIN([$Data.$F$2:.$F$81]));MAX([$Data.$F$2:.$F$81]);0)-[$Data.$C76]" office:value-type="float" office:value="0" calcext:value-type="float">
            <text:p>0</text:p>
          </table:table-cell>
          <table:table-cell table:style-name="ce1" table:formula="of:=IF([$Data.$F76]&lt;(1.001*MIN([$Data.$F$2:.$F$81]));MAX([$Data.$F$2:.$F$81]);0)" office:value-type="float" office:value="0" calcext:value-type="float">
            <text:p>0</text:p>
          </table:table-cell>
          <table:table-cell table:formula="of:=[$Data.$A76]*(1+COM.MICROSOFT.FLOOR.MATH([$Data.$A76]/3)/10)" office:value-type="float" office:value="9" calcext:value-type="float">
            <text:p>9</text:p>
          </table:table-cell>
          <table:table-cell table:formula="of:=1/[$Data.$A76]" office:value-type="float" office:value="0.133333333333333" calcext:value-type="float">
            <text:p>0.133333333333333</text:p>
          </table:table-cell>
          <table:table-cell table:formula="of:=[$Data.$D76]+[$Data.$E76]" office:value-type="float" office:value="9.13333333333333" calcext:value-type="float">
            <text:p>9.13333333333333</text:p>
          </table:table-cell>
          <table:table-cell table:number-columns-repeated="58"/>
        </table:table-row>
        <table:table-row table:style-name="ro2">
          <table:table-cell office:value-type="float" office:value="7.6" calcext:value-type="float">
            <text:p>7.6</text:p>
          </table:table-cell>
          <table:table-cell table:style-name="ce1" table:formula="of:=IF([$Data.$F77]&lt;(1.1*MIN([$Data.$F$2:.$F$81]));MAX([$Data.$F$2:.$F$81]);0)-[$Data.$C77]" office:value-type="float" office:value="0" calcext:value-type="float">
            <text:p>0</text:p>
          </table:table-cell>
          <table:table-cell table:style-name="ce1" table:formula="of:=IF([$Data.$F77]&lt;(1.001*MIN([$Data.$F$2:.$F$81]));MAX([$Data.$F$2:.$F$81]);0)" office:value-type="float" office:value="0" calcext:value-type="float">
            <text:p>0</text:p>
          </table:table-cell>
          <table:table-cell table:formula="of:=[$Data.$A77]*(1+COM.MICROSOFT.FLOOR.MATH([$Data.$A77]/3)/10)" office:value-type="float" office:value="9.12" calcext:value-type="float">
            <text:p>9.12</text:p>
          </table:table-cell>
          <table:table-cell table:formula="of:=1/[$Data.$A77]" office:value-type="float" office:value="0.131578947368421" calcext:value-type="float">
            <text:p>0.131578947368421</text:p>
          </table:table-cell>
          <table:table-cell table:formula="of:=[$Data.$D77]+[$Data.$E77]" office:value-type="float" office:value="9.25157894736842" calcext:value-type="float">
            <text:p>9.25157894736842</text:p>
          </table:table-cell>
          <table:table-cell table:number-columns-repeated="58"/>
        </table:table-row>
        <table:table-row table:style-name="ro2">
          <table:table-cell office:value-type="float" office:value="7.7" calcext:value-type="float">
            <text:p>7.7</text:p>
          </table:table-cell>
          <table:table-cell table:style-name="ce1" table:formula="of:=IF([$Data.$F78]&lt;(1.1*MIN([$Data.$F$2:.$F$81]));MAX([$Data.$F$2:.$F$81]);0)-[$Data.$C78]" office:value-type="float" office:value="0" calcext:value-type="float">
            <text:p>0</text:p>
          </table:table-cell>
          <table:table-cell table:style-name="ce1" table:formula="of:=IF([$Data.$F78]&lt;(1.001*MIN([$Data.$F$2:.$F$81]));MAX([$Data.$F$2:.$F$81]);0)" office:value-type="float" office:value="0" calcext:value-type="float">
            <text:p>0</text:p>
          </table:table-cell>
          <table:table-cell table:formula="of:=[$Data.$A78]*(1+COM.MICROSOFT.FLOOR.MATH([$Data.$A78]/3)/10)" office:value-type="float" office:value="9.24" calcext:value-type="float">
            <text:p>9.24</text:p>
          </table:table-cell>
          <table:table-cell table:formula="of:=1/[$Data.$A78]" office:value-type="float" office:value="0.12987012987013" calcext:value-type="float">
            <text:p>0.12987012987013</text:p>
          </table:table-cell>
          <table:table-cell table:formula="of:=[$Data.$D78]+[$Data.$E78]" office:value-type="float" office:value="9.36987012987013" calcext:value-type="float">
            <text:p>9.36987012987013</text:p>
          </table:table-cell>
          <table:table-cell table:number-columns-repeated="58"/>
        </table:table-row>
        <table:table-row table:style-name="ro2">
          <table:table-cell office:value-type="float" office:value="7.8" calcext:value-type="float">
            <text:p>7.8</text:p>
          </table:table-cell>
          <table:table-cell table:style-name="ce1" table:formula="of:=IF([$Data.$F79]&lt;(1.1*MIN([$Data.$F$2:.$F$81]));MAX([$Data.$F$2:.$F$81]);0)-[$Data.$C79]" office:value-type="float" office:value="0" calcext:value-type="float">
            <text:p>0</text:p>
          </table:table-cell>
          <table:table-cell table:style-name="ce1" table:formula="of:=IF([$Data.$F79]&lt;(1.001*MIN([$Data.$F$2:.$F$81]));MAX([$Data.$F$2:.$F$81]);0)" office:value-type="float" office:value="0" calcext:value-type="float">
            <text:p>0</text:p>
          </table:table-cell>
          <table:table-cell table:formula="of:=[$Data.$A79]*(1+COM.MICROSOFT.FLOOR.MATH([$Data.$A79]/3)/10)" office:value-type="float" office:value="9.36" calcext:value-type="float">
            <text:p>9.36</text:p>
          </table:table-cell>
          <table:table-cell table:formula="of:=1/[$Data.$A79]" office:value-type="float" office:value="0.128205128205128" calcext:value-type="float">
            <text:p>0.128205128205128</text:p>
          </table:table-cell>
          <table:table-cell table:formula="of:=[$Data.$D79]+[$Data.$E79]" office:value-type="float" office:value="9.48820512820513" calcext:value-type="float">
            <text:p>9.48820512820513</text:p>
          </table:table-cell>
          <table:table-cell table:number-columns-repeated="58"/>
        </table:table-row>
        <table:table-row table:style-name="ro2">
          <table:table-cell office:value-type="float" office:value="7.9" calcext:value-type="float">
            <text:p>7.9</text:p>
          </table:table-cell>
          <table:table-cell table:style-name="ce1" table:formula="of:=IF([$Data.$F80]&lt;(1.1*MIN([$Data.$F$2:.$F$81]));MAX([$Data.$F$2:.$F$81]);0)-[$Data.$C80]" office:value-type="float" office:value="0" calcext:value-type="float">
            <text:p>0</text:p>
          </table:table-cell>
          <table:table-cell table:style-name="ce1" table:formula="of:=IF([$Data.$F80]&lt;(1.001*MIN([$Data.$F$2:.$F$81]));MAX([$Data.$F$2:.$F$81]);0)" office:value-type="float" office:value="0" calcext:value-type="float">
            <text:p>0</text:p>
          </table:table-cell>
          <table:table-cell table:formula="of:=[$Data.$A80]*(1+COM.MICROSOFT.FLOOR.MATH([$Data.$A80]/3)/10)" office:value-type="float" office:value="9.48" calcext:value-type="float">
            <text:p>9.48</text:p>
          </table:table-cell>
          <table:table-cell table:formula="of:=1/[$Data.$A80]" office:value-type="float" office:value="0.126582278481013" calcext:value-type="float">
            <text:p>0.126582278481013</text:p>
          </table:table-cell>
          <table:table-cell table:formula="of:=[$Data.$D80]+[$Data.$E80]" office:value-type="float" office:value="9.60658227848101" calcext:value-type="float">
            <text:p>9.60658227848101</text:p>
          </table:table-cell>
          <table:table-cell table:number-columns-repeated="5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([$Data.$F81]&lt;(1.1*MIN([$Data.$F$2:.$F$81]));MAX([$Data.$F$2:.$F$81]);0)-[$Data.$C81]" office:value-type="float" office:value="0" calcext:value-type="float">
            <text:p>0</text:p>
          </table:table-cell>
          <table:table-cell table:formula="of:=IF([$Data.$F81]&lt;(1.001*MIN([$Data.$F$2:.$F$81]));MAX([$Data.$F$2:.$F$81]);0)" office:value-type="float" office:value="0" calcext:value-type="float">
            <text:p>0</text:p>
          </table:table-cell>
          <table:table-cell table:formula="of:=[$Data.$A81]*(1+COM.MICROSOFT.FLOOR.MATH([$Data.$A81]/3)/10)" office:value-type="float" office:value="9.6" calcext:value-type="float">
            <text:p>9.6</text:p>
          </table:table-cell>
          <table:table-cell table:formula="of:=1/[$Data.$A81]" office:value-type="float" office:value="0.125" calcext:value-type="float">
            <text:p>0.125</text:p>
          </table:table-cell>
          <table:table-cell table:formula="of:=[$Data.$D81]+[$Data.$E81]" office:value-type="float" office:value="9.725" calcext:value-type="float">
            <text:p>9.725</text:p>
          </table:table-cell>
          <table:table-cell table:number-columns-repeated="58"/>
        </table:table-row>
        <table:table-row table:style-name="ro2" table:number-rows-repeated="104849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up" table:style-name="ta11">
        <table:shapes>
          <draw:custom-shape draw:z-index="1" draw:name="TextBox 1" draw:style-name="gr1" draw:text-style-name="P2" svg:width="0.9988in" svg:height="0.9984in" svg:x="2.6075in" svg:y="5.8705in">
            <text:p text:style-name="P3"><text:span text:style-name="T2">Increasing batch size reduces the sum of fixed transaction costs, but with rapidly diminishing retur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TextBox 2" draw:style-name="gr1" draw:text-style-name="P2" svg:width="0.9988in" svg:height="0.9988in" svg:x="3.7083in" svg:y="4.3378in">
            <text:p text:style-name="P3"><text:span text:style-name="T2">Decreasing batch size reduces holding costs linearly,</text:span><text:span text:style-name="T2"><text:line-break/></text:span><text:span text:style-name="T2">with steps and even cliffs at certain threshhol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extBox 3" draw:style-name="gr1" draw:text-style-name="P2" svg:width="0.9988in" svg:height="0.9984in" svg:x="1.9165in" svg:y="0.8705in">
            <text:p text:style-name="P3"><text:span text:style-name="T2">The ideal batch size is not "as small as possible,"</text:span><text:span text:style-name="T2"><text:line-break/></text:span><text:span text:style-name="T2">but is likely smaller than you think.</text:span></text:p>
            <text:p text:style-name="P3"><text:span text:style-name="T2">In general, we are overly sensitive to transaction costs</text:span><text:span text:style-name="T2"><text:line-break/></text:span><text:span text:style-name="T2">and ignore holding cost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row table:style-name="ro1">
          <table:table-cell>
            <draw:frame table:end-cell-address="Backup.O39" table:end-x="0.2811in" table:end-y="0.1138in" draw:z-index="0" draw:name="Chart 1" draw:style-name="gr2" draw:text-style-name="P2" svg:width="9.4685in" svg:height="6.8693in" svg:x="0in" svg:y="0in">
              <draw:object draw:notify-on-update-of-ranges="Data.A2:Data.A81 Data.B1:Data.B1 Data.B2:Data.B81 Data.C1:Data.C1 Data.C2:Data.C81 Data.D1:Data.D1 Data.D2:Data.D81 Data.E1:Data.E1 Data.E2:Data.E81 Data.F1:Data.F1 Data.F2:Data.F8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3"/>
        </table:table-row>
      </table:table>
      <table:named-expressions/>
      <table:database-ranges>
        <table:database-range table:name="Table1" table:target-range-address="Data.A1:Data.F8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al" style:display-name="PageStyle_Ide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crease" style:display-name="PageStyle_Decrea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lding" style:display-name="PageStyle_Hold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crease" style:display-name="PageStyle_Increa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action" style:display-name="PageStyle_Transa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tches" style:display-name="PageStyle_Batch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kup" style:display-name="PageStyle_Back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Lines" style:display-name="PageStyle_NoLi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e Weber</meta:initial-creator>
    <dc:creator>Dane Weber</dc:creator>
    <meta:print-date>2017-04-13T23:45:50</meta:print-date>
    <meta:creation-date>2017-04-06T17:07:23</meta:creation-date>
    <dc:date>2017-04-13T23:45:55</dc:date>
    <meta:generator>LibreOffice/7.1.1.2$Windows_X86_64 LibreOffice_project/fe0b08f4af1bacafe4c7ecc87ce55bb426164676</meta:generator>
    <meta:document-statistic meta:table-count="11" meta:cell-count="520" meta:object-count="27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9d18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35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10" chart:values-cell-range-address="Data.C2:Data.C81" chart:label-cell-address="Data.C1:Data.C1" chart:class="chart:bar">
            <chart:data-point chart:repeated="80"/>
          </chart:series>
          <chart:series chart:attached-axis="primary-y" chart:style-name="ch11" chart:values-cell-range-address="Data.D2:Data.D81" chart:label-cell-address="Data.D1:Data.D1" chart:class="chart:line">
            <chart:data-point chart:repeated="80"/>
          </chart:series>
          <chart:series chart:attached-axis="primary-y" chart:style-name="ch12" chart:values-cell-range-address="Data.E2:Data.E81" chart:label-cell-address="Data.E1:Data.E1" chart:class="chart:line">
            <chart:data-point chart:repeated="80"/>
          </chart:series>
          <chart:series chart:attached-axis="primary-y" chart:style-name="ch13" chart:values-cell-range-address="Data.F2:Data.F81" chart:label-cell-address="Data.F1:Data.F1" chart:class="chart:line">
            <chart:data-point chart:repeated="80"/>
          </chart:series>
          <chart:series chart:attached-axis="secondary-y" chart:style-name="ch14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fals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4472c4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e0b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051cm" svg:height="17.449cm" xlink:href=".." xlink:type="simple" chart:class="chart:bar" chart:style-name="ch1">
        <chart:title svg:x="9.491cm" svg:y="0.484cm" chart:style-name="ch2">
          <text:p>Batch Size vs. Total Cost</text:p>
        </chart:title>
        <chart:legend chart:legend-position="bottom" svg:x="4.861cm" svg:y="16.919cm" style:legend-expansion="wide" chart:style-name="ch3"/>
        <chart:plot-area chart:style-name="ch4" table:cell-range-address="Data.A1:Data.F81" chart:data-source-has-labels="both" svg:x="0.481cm" svg:y="1.625cm" svg:width="23.089cm" svg:height="14.762cm">
          <chart:coordinate-region svg:x="0.481cm" svg:y="1.625cm" svg:width="23.089cm" svg:height="14.762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y" chart:name="primary-y" chart:style-name="ch6"/>
          <chart:series chart:style-name="ch7" chart:values-cell-range-address="Data.B2:Data.B81" chart:label-cell-address="Data.B1:Data.B1" chart:class="chart:bar">
            <chart:data-point chart:repeated="80"/>
          </chart:series>
          <chart:series chart:style-name="ch8" chart:values-cell-range-address="Data.C2:Data.C81" chart:label-cell-address="Data.C1:Data.C1" chart:class="chart:bar">
            <chart:data-point chart:repeated="80"/>
          </chart:series>
          <chart:series chart:style-name="ch9" chart:values-cell-range-address="Data.D2:Data.D81" chart:label-cell-address="Data.D1:Data.D1" chart:class="chart:line">
            <chart:data-point chart:repeated="80"/>
          </chart:series>
          <chart:series chart:style-name="ch10" chart:values-cell-range-address="Data.E2:Data.E81" chart:label-cell-address="Data.E1:Data.E1" chart:class="chart:line">
            <chart:data-point chart:repeated="80"/>
          </chart:series>
          <chart:series chart:style-name="ch11" chart:values-cell-range-address="Data.F2:Data.F81" chart:label-cell-address="Data.F1:Data.F1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9d18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10" chart:values-cell-range-address="Data.C2:Data.C81" chart:label-cell-address="Data.C1:Data.C1" chart:class="chart:bar">
            <chart:data-point chart:repeated="80"/>
          </chart:series>
          <chart:series chart:attached-axis="primary-y" chart:style-name="ch11" chart:values-cell-range-address="Data.D2:Data.D81" chart:label-cell-address="Data.D1:Data.D1" chart:class="chart:line">
            <chart:data-point chart:repeated="80"/>
          </chart:series>
          <chart:series chart:attached-axis="primary-y" chart:style-name="ch12" chart:values-cell-range-address="Data.E2:Data.E81" chart:label-cell-address="Data.E1:Data.E1" chart:class="chart:line">
            <chart:data-point chart:repeated="80"/>
          </chart:series>
          <chart:series chart:attached-axis="primary-y" chart:style-name="ch13" chart:values-cell-range-address="Data.F2:Data.F81" chart:label-cell-address="Data.F1:Data.F1" chart:class="chart:line">
            <chart:data-point chart:repeated="80"/>
          </chart:series>
          <chart:series chart:attached-axis="secondary-y" chart:style-name="ch14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9d18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10" chart:values-cell-range-address="Data.C2:Data.C81" chart:label-cell-address="Data.C1:Data.C1" chart:class="chart:bar">
            <chart:data-point chart:repeated="80"/>
          </chart:series>
          <chart:series chart:attached-axis="primary-y" chart:style-name="ch11" chart:values-cell-range-address="Data.D2:Data.D81" chart:label-cell-address="Data.D1:Data.D1" chart:class="chart:line">
            <chart:data-point chart:repeated="80"/>
          </chart:series>
          <chart:series chart:attached-axis="primary-y" chart:style-name="ch12" chart:values-cell-range-address="Data.E2:Data.E81" chart:label-cell-address="Data.E1:Data.E1" chart:class="chart:line">
            <chart:data-point chart:repeated="80"/>
          </chart:series>
          <chart:series chart:attached-axis="primary-y" chart:style-name="ch13" chart:values-cell-range-address="Data.F2:Data.F81" chart:label-cell-address="Data.F1:Data.F1" chart:class="chart:line">
            <chart:data-point chart:repeated="80"/>
          </chart:series>
          <chart:series chart:attached-axis="secondary-y" chart:style-name="ch14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9" chart:values-cell-range-address="Data.C2:Data.C81" chart:label-cell-address="Data.C1:Data.C1" chart:class="chart:bar">
            <chart:data-point chart:repeated="80"/>
          </chart:series>
          <chart:series chart:attached-axis="primary-y" chart:style-name="ch10" chart:values-cell-range-address="Data.D2:Data.D81" chart:label-cell-address="Data.D1:Data.D1" chart:class="chart:line">
            <chart:data-point chart:repeated="80"/>
          </chart:series>
          <chart:series chart:attached-axis="primary-y" chart:style-name="ch11" chart:values-cell-range-address="Data.E2:Data.E81" chart:label-cell-address="Data.E1:Data.E1" chart:class="chart:line">
            <chart:data-point chart:repeated="80"/>
          </chart:series>
          <chart:series chart:attached-axis="primary-y" chart:style-name="ch12" chart:values-cell-range-address="Data.F2:Data.F81" chart:label-cell-address="Data.F1:Data.F1" chart:class="chart:line">
            <chart:data-point chart:repeated="80"/>
          </chart:series>
          <chart:series chart:attached-axis="secondary-y" chart:style-name="ch13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141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9" chart:values-cell-range-address="Data.C2:Data.C81" chart:label-cell-address="Data.C1:Data.C1" chart:class="chart:bar">
            <chart:data-point chart:repeated="80"/>
          </chart:series>
          <chart:series chart:attached-axis="primary-y" chart:style-name="ch10" chart:values-cell-range-address="Data.D2:Data.D81" chart:label-cell-address="Data.D1:Data.D1" chart:class="chart:line">
            <chart:data-point chart:repeated="80"/>
          </chart:series>
          <chart:series chart:attached-axis="primary-y" chart:style-name="ch11" chart:values-cell-range-address="Data.E2:Data.E81" chart:label-cell-address="Data.E1:Data.E1" chart:class="chart:line">
            <chart:data-point chart:repeated="80"/>
          </chart:series>
          <chart:series chart:attached-axis="primary-y" chart:style-name="ch12" chart:values-cell-range-address="Data.F2:Data.F81" chart:label-cell-address="Data.F1:Data.F1" chart:class="chart:line">
            <chart:data-point chart:repeated="80"/>
          </chart:series>
          <chart:series chart:attached-axis="secondary-y" chart:style-name="ch13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141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9" chart:values-cell-range-address="Data.C2:Data.C81" chart:label-cell-address="Data.C1:Data.C1" chart:class="chart:bar">
            <chart:data-point chart:repeated="80"/>
          </chart:series>
          <chart:series chart:attached-axis="primary-y" chart:style-name="ch10" chart:values-cell-range-address="Data.D2:Data.D81" chart:label-cell-address="Data.D1:Data.D1" chart:class="chart:line">
            <chart:data-point chart:repeated="80"/>
          </chart:series>
          <chart:series chart:attached-axis="primary-y" chart:style-name="ch11" chart:values-cell-range-address="Data.E2:Data.E81" chart:label-cell-address="Data.E1:Data.E1" chart:class="chart:line">
            <chart:data-point chart:repeated="80"/>
          </chart:series>
          <chart:series chart:attached-axis="primary-y" chart:style-name="ch12" chart:values-cell-range-address="Data.F2:Data.F81" chart:label-cell-address="Data.F1:Data.F1" chart:class="chart:line">
            <chart:data-point chart:repeated="80"/>
          </chart:series>
          <chart:series chart:attached-axis="secondary-y" chart:style-name="ch13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141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9" chart:values-cell-range-address="Data.C2:Data.C81" chart:label-cell-address="Data.C1:Data.C1" chart:class="chart:bar">
            <chart:data-point chart:repeated="80"/>
          </chart:series>
          <chart:series chart:attached-axis="primary-y" chart:style-name="ch10" chart:values-cell-range-address="Data.D2:Data.D81" chart:label-cell-address="Data.D1:Data.D1" chart:class="chart:line">
            <chart:data-point chart:repeated="80"/>
          </chart:series>
          <chart:series chart:attached-axis="primary-y" chart:style-name="ch11" chart:values-cell-range-address="Data.E2:Data.E81" chart:label-cell-address="Data.E1:Data.E1" chart:class="chart:line">
            <chart:data-point chart:repeated="80"/>
          </chart:series>
          <chart:series chart:attached-axis="primary-y" chart:style-name="ch10" chart:values-cell-range-address="Data.F2:Data.F81" chart:label-cell-address="Data.F1:Data.F1" chart:class="chart:line">
            <chart:data-point chart:repeated="80"/>
          </chart:series>
          <chart:series chart:attached-axis="secondary-y" chart:style-name="ch12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141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41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9" chart:values-cell-range-address="Data.C2:Data.C81" chart:label-cell-address="Data.C1:Data.C1" chart:class="chart:bar">
            <chart:data-point chart:repeated="80"/>
          </chart:series>
          <chart:series chart:attached-axis="primary-y" chart:style-name="ch10" chart:values-cell-range-address="Data.D2:Data.D81" chart:label-cell-address="Data.D1:Data.D1" chart:class="chart:line">
            <chart:data-point chart:repeated="80"/>
          </chart:series>
          <chart:series chart:attached-axis="primary-y" chart:style-name="ch11" chart:values-cell-range-address="Data.E2:Data.E81" chart:label-cell-address="Data.E1:Data.E1" chart:class="chart:line">
            <chart:data-point chart:repeated="80"/>
          </chart:series>
          <chart:series chart:attached-axis="primary-y" chart:style-name="ch10" chart:values-cell-range-address="Data.F2:Data.F81" chart:label-cell-address="Data.F1:Data.F1" chart:class="chart:line">
            <chart:data-point chart:repeated="80"/>
          </chart:series>
          <chart:series chart:attached-axis="secondary-y" chart:style-name="ch12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false" chart:logarithmic="false" chart:maximum="8" chart:interval-minor-divisor="5" chart:reverse-direction="false" text:line-break="false" loext:try-staggering-first="false" chart:link-data-style-to-source="false" loext:major-origin="0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" chart:interval-minor-divisor="5" chart:gap-width="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false" chart:logarithmic="false" chart:minimum="0" chart:maximum="10" chart:interval-minor-divisor="5" chart:gap-width="0" chart:overlap="10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141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svg:stroke-opacity="20%" svg:stroke-linecap="round" draw:fill-color="#000000" draw:opacity="20%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057cm" svg:height="17.454cm" xlink:href=".." xlink:type="simple" chart:class="chart:bar" chart:style-name="ch1">
        <chart:title svg:x="8.808cm" svg:y="0.485cm" chart:style-name="ch2">
          <text:p>Batch Size vs. Total Cost</text:p>
        </chart:title>
        <chart:legend chart:legend-position="bottom" svg:x="3.033cm" svg:y="16.924cm" style:legend-expansion="wide" chart:style-name="ch3"/>
        <chart:plot-area chart:style-name="ch4" table:cell-range-address="Data.A2:Data.F81 Data.G1:Data.G17 Data.A1:Data.F1 Data.H2:Data.H17" chart:data-source-has-labels="both" svg:x="0.481cm" svg:y="1.851cm" svg:width="23.095cm" svg:height="14.54cm">
          <chart:coordinate-region svg:x="0.481cm" svg:y="1.851cm" svg:width="23.095cm" svg:height="14.54cm"/>
          <chart:axis chart:dimension="x" chart:name="primary-x" chart:style-name="ch5" chartooo:axis-type="auto">
            <chartooo:date-scale/>
            <chart:categories table:cell-range-address="Data.A2:Data.A81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Data.B2:Data.B81" chart:label-cell-address="Data.B1:Data.B1" chart:class="chart:bar">
            <chart:data-point chart:repeated="80"/>
          </chart:series>
          <chart:series chart:attached-axis="primary-y" chart:style-name="ch9" chart:values-cell-range-address="Data.C2:Data.C81" chart:label-cell-address="Data.C1:Data.C1" chart:class="chart:bar">
            <chart:data-point chart:repeated="80"/>
          </chart:series>
          <chart:series chart:attached-axis="primary-y" chart:style-name="ch10" chart:values-cell-range-address="Data.D2:Data.D81" chart:label-cell-address="Data.D1:Data.D1" chart:class="chart:line">
            <chart:data-point chart:repeated="80"/>
          </chart:series>
          <chart:series chart:attached-axis="primary-y" chart:style-name="ch10" chart:values-cell-range-address="Data.E2:Data.E81" chart:label-cell-address="Data.E1:Data.E1" chart:class="chart:line">
            <chart:data-point chart:repeated="80"/>
          </chart:series>
          <chart:series chart:attached-axis="primary-y" chart:style-name="ch10" chart:values-cell-range-address="Data.F2:Data.F81" chart:label-cell-address="Data.F1:Data.F1" chart:class="chart:line">
            <chart:data-point chart:repeated="80"/>
          </chart:series>
          <chart:series chart:attached-axis="secondary-y" chart:style-name="ch11" chart:values-cell-range-address="Data.H2:Data.H17" chart:label-cell-address="Data.G1:Data.G1" chart:class="chart:scatter">
            <chart:domain table:cell-range-address="Data.G2:Data.G17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 to Minimum</text:p>
                <draw:g>
                  <svg:desc>Data.B1:Data.B1</svg:desc>
                </draw:g>
              </table:table-cell>
              <table:table-cell office:value-type="string">
                <text:p>Minimum</text:p>
                <draw:g>
                  <svg:desc>Data.C1:Data.C1</svg:desc>
                </draw:g>
              </table:table-cell>
              <table:table-cell office:value-type="string">
                <text:p>Holding Cost</text:p>
                <draw:g>
                  <svg:desc>Data.D1:Data.D1</svg:desc>
                </draw:g>
              </table:table-cell>
              <table:table-cell office:value-type="string">
                <text:p>Transaction Cost</text:p>
                <draw:g>
                  <svg:desc>Data.E1:Data.E1</svg:desc>
                </draw:g>
              </table:table-cell>
              <table:table-cell office:value-type="string">
                <text:p>Total Cost</text:p>
                <draw:g>
                  <svg:desc>Data.F1:Data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ubling Batch Size</text:p>
                <draw:g>
                  <svg:desc>Data.G1:Data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.A2:Data.A81</svg:desc>
                </draw:g>
              </table:table-cell>
              <table:table-cell office:value-type="float" office:value="0">
                <text:p>0</text:p>
                <draw:g>
                  <svg:desc>Data.B2:Data.B81</svg:desc>
                </draw:g>
              </table:table-cell>
              <table:table-cell office:value-type="float" office:value="0">
                <text:p>0</text:p>
                <draw:g>
                  <svg:desc>Data.C2:Data.C81</svg:desc>
                </draw:g>
              </table:table-cell>
              <table:table-cell office:value-type="float" office:value="0.1">
                <text:p>0.1</text:p>
                <draw:g>
                  <svg:desc>Data.D2:Data.D81</svg:desc>
                </draw:g>
              </table:table-cell>
              <table:table-cell office:value-type="float" office:value="10">
                <text:p>10</text:p>
                <draw:g>
                  <svg:desc>Data.E2:Data.E81</svg:desc>
                </draw:g>
              </table:table-cell>
              <table:table-cell office:value-type="float" office:value="10.1">
                <text:p>10.1</text:p>
                <draw:g>
                  <svg:desc>Data.F2:Data.F81</svg:desc>
                </draw:g>
              </table:table-cell>
              <table:table-cell office:value-type="float" office:value="0">
                <text:p>0</text:p>
                <draw:g>
                  <svg:desc>Data.G2:Data.G17</svg:desc>
                </draw:g>
              </table:table-cell>
              <table:table-cell office:value-type="float" office:value="-1">
                <text:p>-1</text:p>
                <draw:g>
                  <svg:desc>Data.H2:Data.H1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119">
                <text:p>0.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0.238">
                <text:p>0.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476">
                <text:p>0.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0.476">
                <text:p>0.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  <table:table-cell office:value-type="float" office:value="2.05">
                <text:p>2.05</text:p>
              </table:table-cell>
              <table:table-cell office:value-type="float" office:value="0.952">
                <text:p>0.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952">
                <text:p>0.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04">
                <text:p>1.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2.00909090909091">
                <text:p>2.00909090909091</text:p>
              </table:table-cell>
              <table:table-cell office:value-type="float" office:value="1.904">
                <text:p>1.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.808">
                <text:p>3.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06923076923077">
                <text:p>2.06923076923077</text:p>
              </table:table-cell>
              <table:table-cell office:value-type="float" office:value="3.808">
                <text:p>3.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7.616">
                <text:p>7.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.616">
                <text:p>7.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  <table:table-cell office:value-type="float" office:value="2.225">
                <text:p>2.22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2.28823529411765">
                <text:p>2.2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35555555555556">
                <text:p>2.3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2.42631578947368">
                <text:p>2.4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2.57619047619048">
                <text:p>2.5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65454545454545">
                <text:p>2.6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2.73478260869565">
                <text:p>2.7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8461538461538">
                <text:p>2.9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3.07037037037037">
                <text:p>3.0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3.15714285714286">
                <text:p>3.1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3.2448275862069">
                <text:p>3.2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3.73258064516129">
                <text:p>3.73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0.3125">
                <text:p>0.3125</text:p>
              </table:table-cell>
              <table:table-cell office:value-type="float" office:value="3.8325">
                <text:p>3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3.9330303030303">
                <text:p>3.93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4.03411764705882">
                <text:p>4.03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4.13571428571429">
                <text:p>4.1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4.23777777777778">
                <text:p>4.2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4.34027027027027">
                <text:p>4.34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4.44315789473684">
                <text:p>4.44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9">
                <text:p>4.29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4.54641025641026">
                <text:p>4.54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.25">
                <text:p>0.2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">
                <text:p>4.51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4.75390243902439">
                <text:p>4.75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4.85809523809524">
                <text:p>4.85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">
                <text:p>4.7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4.96255813953488">
                <text:p>4.96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5.06727272727273">
                <text:p>5.06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.17222222222222">
                <text:p>5.1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6">
                <text:p>5.0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5.27739130434783">
                <text:p>5.27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.38276595744681">
                <text:p>5.38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5.48833333333333">
                <text:p>5.48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5.59408163265306">
                <text:p>5.59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5.80607843137255">
                <text:p>5.80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5.91230769230769">
                <text:p>5.91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6.01867924528302">
                <text:p>6.01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6.12518518518519">
                <text:p>6.12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5">
                <text:p>6.0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6.23181818181818">
                <text:p>6.23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6.33857142857143">
                <text:p>6.33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6.44543859649123">
                <text:p>6.44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8">
                <text:p>6.3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6.55241379310345">
                <text:p>6.55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9">
                <text:p>6.4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6.65949152542373">
                <text:p>6.65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6666666666667">
                <text:p>7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.48393442622951">
                <text:p>7.48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4">
                <text:p>7.4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.60129032258064">
                <text:p>7.60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6">
                <text:p>7.5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7.71873015873016">
                <text:p>7.71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0.15625">
                <text:p>0.15625</text:p>
              </table:table-cell>
              <table:table-cell office:value-type="float" office:value="7.83625">
                <text:p>7.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7.95384615384615">
                <text:p>7.9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2">
                <text:p>7.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8.07151515151515">
                <text:p>8.07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">
                <text:p>8.04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8.18925373134328">
                <text:p>8.18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6">
                <text:p>8.16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8.30705882352941">
                <text:p>8.30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8">
                <text:p>8.28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8.42492753623188">
                <text:p>8.42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.54285714285714">
                <text:p>8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">
                <text:p>8.5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8.66084507042254">
                <text:p>8.660845070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8.77888888888889">
                <text:p>8.77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6">
                <text:p>8.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8.89698630136986">
                <text:p>8.89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">
                <text:p>8.88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9.01513513513514">
                <text:p>9.0151351351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12">
                <text:p>9.12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9.25157894736842">
                <text:p>9.25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4">
                <text:p>9.24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9.36987012987013">
                <text:p>9.36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9.48820512820513">
                <text:p>9.48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0.126582278481013">
                <text:p>0.126582278481013</text:p>
              </table:table-cell>
              <table:table-cell office:value-type="float" office:value="9.60658227848101">
                <text:p>9.60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125">
                <text:p>0.125</text:p>
              </table:table-cell>
              <table:table-cell office:value-type="float" office:value="9.725">
                <text:p>9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